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430164" calcext:value-type="float">
            <text:p>-0,430164</text:p>
          </table:table-cell>
          <table:table-cell office:value-type="float" office:value="0.248424" calcext:value-type="float">
            <text:p>0,24842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-0.818174" calcext:value-type="float">
            <text:p>-0,8181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61237" calcext:value-type="float">
            <text:p>-0,961237</text:p>
          </table:table-cell>
          <table:table-cell office:value-type="float" office:value="-0.316173" calcext:value-type="float">
            <text:p>-0,316173</text:p>
          </table:table-cell>
          <table:table-cell office:value-type="float" office:value="-0.007051" calcext:value-type="float">
            <text:p>-0,007051</text:p>
          </table:table-cell>
          <table:table-cell office:value-type="float" office:value="0" calcext:value-type="float">
            <text:p>0</text:p>
          </table:table-cell>
          <table:table-cell office:value-type="float" office:value="0.025476" calcext:value-type="float">
            <text:p>0,025476</text:p>
          </table:table-cell>
          <table:table-cell office:value-type="float" office:value="0.261229" calcext:value-type="float">
            <text:p>0,261229</text:p>
          </table:table-cell>
          <table:table-cell office:value-type="float" office:value="0.507135" calcext:value-type="float">
            <text:p>0,507135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-0.187825" calcext:value-type="float">
            <text:p>-0,1878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793384" calcext:value-type="float">
            <text:p>-0,793384</text:p>
          </table:table-cell>
          <table:table-cell office:value-type="float" office:value="-0.03841" calcext:value-type="float">
            <text:p>-0,03841</text:p>
          </table:table-cell>
          <table:table-cell office:value-type="float" office:value="0" calcext:value-type="float">
            <text:p>0</text:p>
          </table:table-cell>
          <table:table-cell office:value-type="float" office:value="0.036349" calcext:value-type="float">
            <text:p>0,036349</text:p>
          </table:table-cell>
          <table:table-cell office:value-type="float" office:value="0.318598" calcext:value-type="float">
            <text:p>0,318598</text:p>
          </table:table-cell>
          <table:table-cell office:value-type="float" office:value="0.481813" calcext:value-type="float">
            <text:p>0,481813</text:p>
          </table:table-cell>
          <table:table-cell office:value-type="float" office:value="0.587681" calcext:value-type="float">
            <text:p>0,58768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-0.079498" calcext:value-type="float">
            <text:p>-0,0794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108115" calcext:value-type="float">
            <text:p>-0,108115</text:p>
          </table:table-cell>
          <table:table-cell office:value-type="float" office:value="0.016984" calcext:value-type="float">
            <text:p>0,016984</text:p>
          </table:table-cell>
          <table:table-cell office:value-type="float" office:value="0.23856" calcext:value-type="float">
            <text:p>0,23856</text:p>
          </table:table-cell>
          <table:table-cell office:value-type="float" office:value="0.457312" calcext:value-type="float">
            <text:p>0,457312</text:p>
          </table:table-cell>
          <table:table-cell office:value-type="float" office:value="0.522353" calcext:value-type="float">
            <text:p>0,522353</text:p>
          </table:table-cell>
          <table:table-cell office:value-type="float" office:value="0.611564" calcext:value-type="float">
            <text:p>0,611564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09634" calcext:value-type="float">
            <text:p>0,096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68587" calcext:value-type="float">
            <text:p>-0,868587</text:p>
          </table:table-cell>
          <table:table-cell office:value-type="float" office:value="-0.005249" calcext:value-type="float">
            <text:p>-0,005249</text:p>
          </table:table-cell>
          <table:table-cell office:value-type="float" office:value="0.074686" calcext:value-type="float">
            <text:p>0,074686</text:p>
          </table:table-cell>
          <table:table-cell office:value-type="float" office:value="0.32211" calcext:value-type="float">
            <text:p>0,32211</text:p>
          </table:table-cell>
          <table:table-cell office:value-type="float" office:value="0.472676" calcext:value-type="float">
            <text:p>0,472676</text:p>
          </table:table-cell>
          <table:table-cell office:value-type="float" office:value="0.547407" calcext:value-type="float">
            <text:p>0,547407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138016" calcext:value-type="float">
            <text:p>0,138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05249" calcext:value-type="float">
            <text:p>-0,905249</text:p>
          </table:table-cell>
          <table:table-cell office:value-type="float" office:value="0.001738" calcext:value-type="float">
            <text:p>0,001738</text:p>
          </table:table-cell>
          <table:table-cell office:value-type="float" office:value="0.122702" calcext:value-type="float">
            <text:p>0,122702</text:p>
          </table:table-cell>
          <table:table-cell office:value-type="float" office:value="0.364716" calcext:value-type="float">
            <text:p>0,364716</text:p>
          </table:table-cell>
          <table:table-cell office:value-type="float" office:value="0.51032" calcext:value-type="float">
            <text:p>0,51032</text:p>
          </table:table-cell>
          <table:table-cell office:value-type="float" office:value="0.606738" calcext:value-type="float">
            <text:p>0,606738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153808" calcext:value-type="float">
            <text:p>0,1538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16868" calcext:value-type="float">
            <text:p>-0,616868</text:p>
          </table:table-cell>
          <table:table-cell office:value-type="float" office:value="0" calcext:value-type="float">
            <text:p>0</text:p>
          </table:table-cell>
          <table:table-cell office:value-type="float" office:value="0.029101" calcext:value-type="float">
            <text:p>0,029101</text:p>
          </table:table-cell>
          <table:table-cell office:value-type="float" office:value="0.184069" calcext:value-type="float">
            <text:p>0,184069</text:p>
          </table:table-cell>
          <table:table-cell office:value-type="float" office:value="0.43688" calcext:value-type="float">
            <text:p>0,43688</text:p>
          </table:table-cell>
          <table:table-cell office:value-type="float" office:value="0.585398" calcext:value-type="float">
            <text:p>0,585398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14557" calcext:value-type="float">
            <text:p>0,145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11619" calcext:value-type="float">
            <text:p>-0,911619</text:p>
          </table:table-cell>
          <table:table-cell office:value-type="float" office:value="0" calcext:value-type="float">
            <text:p>0</text:p>
          </table:table-cell>
          <table:table-cell office:value-type="float" office:value="0.027366" calcext:value-type="float">
            <text:p>0,027366</text:p>
          </table:table-cell>
          <table:table-cell office:value-type="float" office:value="0.269887" calcext:value-type="float">
            <text:p>0,269887</text:p>
          </table:table-cell>
          <table:table-cell office:value-type="float" office:value="0.487149" calcext:value-type="float">
            <text:p>0,487149</text:p>
          </table:table-cell>
          <table:table-cell office:value-type="float" office:value="0.584141" calcext:value-type="float">
            <text:p>0,584141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38385" calcext:value-type="float">
            <text:p>0,638385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132005" calcext:value-type="float">
            <text:p>0,1320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11619" calcext:value-type="float">
            <text:p>-0,911619</text:p>
          </table:table-cell>
          <table:table-cell office:value-type="float" office:value="0" calcext:value-type="float">
            <text:p>0</text:p>
          </table:table-cell>
          <table:table-cell office:value-type="float" office:value="0.283589" calcext:value-type="float">
            <text:p>0,283589</text:p>
          </table:table-cell>
          <table:table-cell office:value-type="float" office:value="0.475347" calcext:value-type="float">
            <text:p>0,475347</text:p>
          </table:table-cell>
          <table:table-cell office:value-type="float" office:value="0.567043" calcext:value-type="float">
            <text:p>0,567043</text:p>
          </table:table-cell>
          <table:table-cell office:value-type="float" office:value="0.603814" calcext:value-type="float">
            <text:p>0,603814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64397" calcext:value-type="float">
            <text:p>0,664397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190732" calcext:value-type="float">
            <text:p>0,1907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61237" calcext:value-type="float">
            <text:p>-0,661237</text:p>
          </table:table-cell>
          <table:table-cell office:value-type="float" office:value="0.092544" calcext:value-type="float">
            <text:p>0,092544</text:p>
          </table:table-cell>
          <table:table-cell office:value-type="float" office:value="0.359684" calcext:value-type="float">
            <text:p>0,359684</text:p>
          </table:table-cell>
          <table:table-cell office:value-type="float" office:value="0.545053" calcext:value-type="float">
            <text:p>0,545053</text:p>
          </table:table-cell>
          <table:table-cell office:value-type="float" office:value="0.601189" calcext:value-type="float">
            <text:p>0,601189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92184" calcext:value-type="float">
            <text:p>0,692184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246653" calcext:value-type="float">
            <text:p>0,2466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78208" calcext:value-type="float">
            <text:p>-0,178208</text:p>
          </table:table-cell>
          <table:table-cell office:value-type="float" office:value="0.183496" calcext:value-type="float">
            <text:p>0,183496</text:p>
          </table:table-cell>
          <table:table-cell office:value-type="float" office:value="0.435446" calcext:value-type="float">
            <text:p>0,435446</text:p>
          </table:table-cell>
          <table:table-cell office:value-type="float" office:value="0.567356" calcext:value-type="float">
            <text:p>0,567356</text:p>
          </table:table-cell>
          <table:table-cell office:value-type="float" office:value="0.606554" calcext:value-type="float">
            <text:p>0,606554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724389" calcext:value-type="float">
            <text:p>0,724389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317615" calcext:value-type="float">
            <text:p>0,3176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81278" calcext:value-type="float">
            <text:p>-0,081278</text:p>
          </table:table-cell>
          <table:table-cell office:value-type="float" office:value="0.324085" calcext:value-type="float">
            <text:p>0,324085</text:p>
          </table:table-cell>
          <table:table-cell office:value-type="float" office:value="0.552693" calcext:value-type="float">
            <text:p>0,552693</text:p>
          </table:table-cell>
          <table:table-cell office:value-type="float" office:value="0.598776" calcext:value-type="float">
            <text:p>0,598776</text:p>
          </table:table-cell>
          <table:table-cell office:value-type="float" office:value="0.610302" calcext:value-type="float">
            <text:p>0,610302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725108" calcext:value-type="float">
            <text:p>0,72510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35668" calcext:value-type="float">
            <text:p>0,356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" calcext:value-type="float">
            <text:p>-0,2</text:p>
          </table:table-cell>
          <table:table-cell office:value-type="float" office:value="0.114868" calcext:value-type="float">
            <text:p>0,114868</text:p>
          </table:table-cell>
          <table:table-cell office:value-type="float" office:value="0.433948" calcext:value-type="float">
            <text:p>0,433948</text:p>
          </table:table-cell>
          <table:table-cell office:value-type="float" office:value="0.577568" calcext:value-type="float">
            <text:p>0,577568</text:p>
          </table:table-cell>
          <table:table-cell office:value-type="float" office:value="0.60702" calcext:value-type="float">
            <text:p>0,60702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722615" calcext:value-type="float">
            <text:p>0,722615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309314" calcext:value-type="float">
            <text:p>0,3093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,9</text:p>
          </table:table-cell>
          <table:table-cell office:value-type="float" office:value="0.020538" calcext:value-type="float">
            <text:p>0,020538</text:p>
          </table:table-cell>
          <table:table-cell office:value-type="float" office:value="0.193234" calcext:value-type="float">
            <text:p>0,193234</text:p>
          </table:table-cell>
          <table:table-cell office:value-type="float" office:value="0.480662" calcext:value-type="float">
            <text:p>0,480662</text:p>
          </table:table-cell>
          <table:table-cell office:value-type="float" office:value="0.596995" calcext:value-type="float">
            <text:p>0,596995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16422" calcext:value-type="float">
            <text:p>0,716422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355734" calcext:value-type="float">
            <text:p>0,35573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09624" calcext:value-type="float">
            <text:p>-0,109624</text:p>
          </table:table-cell>
          <table:table-cell office:value-type="float" office:value="0.34644" calcext:value-type="float">
            <text:p>0,34644</text:p>
          </table:table-cell>
          <table:table-cell office:value-type="float" office:value="0.549986" calcext:value-type="float">
            <text:p>0,549986</text:p>
          </table:table-cell>
          <table:table-cell office:value-type="float" office:value="0.605242" calcext:value-type="float">
            <text:p>0,605242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16422" calcext:value-type="float">
            <text:p>0,716422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355796" calcext:value-type="float">
            <text:p>0,3557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,9</text:p>
          </table:table-cell>
          <table:table-cell office:value-type="float" office:value="0.125581" calcext:value-type="float">
            <text:p>0,125581</text:p>
          </table:table-cell>
          <table:table-cell office:value-type="float" office:value="0.505969" calcext:value-type="float">
            <text:p>0,505969</text:p>
          </table:table-cell>
          <table:table-cell office:value-type="float" office:value="0.599259" calcext:value-type="float">
            <text:p>0,599259</text:p>
          </table:table-cell>
          <table:table-cell office:value-type="float" office:value="0.611952" calcext:value-type="float">
            <text:p>0,611952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59753" calcext:value-type="float">
            <text:p>0,759753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152" calcext:value-type="float">
            <text:p>0,41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,7</text:p>
          </table:table-cell>
          <table:table-cell office:value-type="float" office:value="0.283893" calcext:value-type="float">
            <text:p>0,283893</text:p>
          </table:table-cell>
          <table:table-cell office:value-type="float" office:value="0.562686" calcext:value-type="float">
            <text:p>0,562686</text:p>
          </table:table-cell>
          <table:table-cell office:value-type="float" office:value="0.596704" calcext:value-type="float">
            <text:p>0,596704</text:p>
          </table:table-cell>
          <table:table-cell office:value-type="float" office:value="0.607084" calcext:value-type="float">
            <text:p>0,607084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38088" calcext:value-type="float">
            <text:p>0,73808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53794" calcext:value-type="float">
            <text:p>0,4537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78256" calcext:value-type="float">
            <text:p>-0,078256</text:p>
          </table:table-cell>
          <table:table-cell office:value-type="float" office:value="0.498426" calcext:value-type="float">
            <text:p>0,498426</text:p>
          </table:table-cell>
          <table:table-cell office:value-type="float" office:value="0.592491" calcext:value-type="float">
            <text:p>0,592491</text:p>
          </table:table-cell>
          <table:table-cell office:value-type="float" office:value="0.605498" calcext:value-type="float">
            <text:p>0,605498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38088" calcext:value-type="float">
            <text:p>0,73808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380574" calcext:value-type="float">
            <text:p>0,38057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589719" calcext:value-type="float">
            <text:p>-0,589719</text:p>
          </table:table-cell>
          <table:table-cell office:value-type="float" office:value="0.307337" calcext:value-type="float">
            <text:p>0,307337</text:p>
          </table:table-cell>
          <table:table-cell office:value-type="float" office:value="0.565578" calcext:value-type="float">
            <text:p>0,565578</text:p>
          </table:table-cell>
          <table:table-cell office:value-type="float" office:value="0.601094" calcext:value-type="float">
            <text:p>0,601094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16422" calcext:value-type="float">
            <text:p>0,716422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66258" calcext:value-type="float">
            <text:p>0,4662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474327" calcext:value-type="float">
            <text:p>-0,474327</text:p>
          </table:table-cell>
          <table:table-cell office:value-type="float" office:value="0.395561" calcext:value-type="float">
            <text:p>0,395561</text:p>
          </table:table-cell>
          <table:table-cell office:value-type="float" office:value="0.5886" calcext:value-type="float">
            <text:p>0,5886</text:p>
          </table:table-cell>
          <table:table-cell office:value-type="float" office:value="0.6009" calcext:value-type="float">
            <text:p>0,6009</text:p>
          </table:table-cell>
          <table:table-cell office:value-type="float" office:value="0.611952" calcext:value-type="float">
            <text:p>0,611952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36892" calcext:value-type="float">
            <text:p>0,736892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90907" calcext:value-type="float">
            <text:p>0,4909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589647" calcext:value-type="float">
            <text:p>-0,589647</text:p>
          </table:table-cell>
          <table:table-cell office:value-type="float" office:value="0.229785" calcext:value-type="float">
            <text:p>0,229785</text:p>
          </table:table-cell>
          <table:table-cell office:value-type="float" office:value="0.569425" calcext:value-type="float">
            <text:p>0,569425</text:p>
          </table:table-cell>
          <table:table-cell office:value-type="float" office:value="0.604352" calcext:value-type="float">
            <text:p>0,60435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99462" calcext:value-type="float">
            <text:p>0,699462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57524" calcext:value-type="float">
            <text:p>0,4575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343712" calcext:value-type="float">
            <text:p>-0,343712</text:p>
          </table:table-cell>
          <table:table-cell office:value-type="float" office:value="0.547841" calcext:value-type="float">
            <text:p>0,547841</text:p>
          </table:table-cell>
          <table:table-cell office:value-type="float" office:value="0.599922" calcext:value-type="float">
            <text:p>0,599922</text:p>
          </table:table-cell>
          <table:table-cell office:value-type="float" office:value="0.611531" calcext:value-type="float">
            <text:p>0,61153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08018" calcext:value-type="float">
            <text:p>0,70801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18546" calcext:value-type="float">
            <text:p>0,5185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6" calcext:value-type="float">
            <text:p>-0,6</text:p>
          </table:table-cell>
          <table:table-cell office:value-type="float" office:value="0.340184" calcext:value-type="float">
            <text:p>0,340184</text:p>
          </table:table-cell>
          <table:table-cell office:value-type="float" office:value="0.586136" calcext:value-type="float">
            <text:p>0,586136</text:p>
          </table:table-cell>
          <table:table-cell office:value-type="float" office:value="0.607202" calcext:value-type="float">
            <text:p>0,60720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42267" calcext:value-type="float">
            <text:p>0,742267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73765" calcext:value-type="float">
            <text:p>0,47376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,8</text:p>
          </table:table-cell>
          <table:table-cell office:value-type="float" office:value="0.364977" calcext:value-type="float">
            <text:p>0,364977</text:p>
          </table:table-cell>
          <table:table-cell office:value-type="float" office:value="0.581713" calcext:value-type="float">
            <text:p>0,581713</text:p>
          </table:table-cell>
          <table:table-cell office:value-type="float" office:value="0.594125" calcext:value-type="float">
            <text:p>0,594125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42134" calcext:value-type="float">
            <text:p>0,742134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54481" calcext:value-type="float">
            <text:p>0,45448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041614" calcext:value-type="float">
            <text:p>-0,041614</text:p>
          </table:table-cell>
          <table:table-cell office:value-type="float" office:value="0.531303" calcext:value-type="float">
            <text:p>0,531303</text:p>
          </table:table-cell>
          <table:table-cell office:value-type="float" office:value="0.586075" calcext:value-type="float">
            <text:p>0,586075</text:p>
          </table:table-cell>
          <table:table-cell office:value-type="float" office:value="0.608094" calcext:value-type="float">
            <text:p>0,608094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47121" calcext:value-type="float">
            <text:p>0,747121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49284" calcext:value-type="float">
            <text:p>0,54928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652281" calcext:value-type="float">
            <text:p>-0,652281</text:p>
          </table:table-cell>
          <table:table-cell office:value-type="float" office:value="0.543974" calcext:value-type="float">
            <text:p>0,543974</text:p>
          </table:table-cell>
          <table:table-cell office:value-type="float" office:value="0.587432" calcext:value-type="float">
            <text:p>0,587432</text:p>
          </table:table-cell>
          <table:table-cell office:value-type="float" office:value="0.608356" calcext:value-type="float">
            <text:p>0,608356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4053" calcext:value-type="float">
            <text:p>0,74053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88987" calcext:value-type="float">
            <text:p>0,48898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167461" calcext:value-type="float">
            <text:p>-0,167461</text:p>
          </table:table-cell>
          <table:table-cell office:value-type="float" office:value="0.574538" calcext:value-type="float">
            <text:p>0,574538</text:p>
          </table:table-cell>
          <table:table-cell office:value-type="float" office:value="0.585952" calcext:value-type="float">
            <text:p>0,585952</text:p>
          </table:table-cell>
          <table:table-cell office:value-type="float" office:value="0.605247" calcext:value-type="float">
            <text:p>0,605247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07859" calcext:value-type="float">
            <text:p>0,707859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368" calcext:value-type="float">
            <text:p>0,53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308515" calcext:value-type="float">
            <text:p>-0,308515</text:p>
          </table:table-cell>
          <table:table-cell office:value-type="float" office:value="0.413009" calcext:value-type="float">
            <text:p>0,413009</text:p>
          </table:table-cell>
          <table:table-cell office:value-type="float" office:value="0.582721" calcext:value-type="float">
            <text:p>0,582721</text:p>
          </table:table-cell>
          <table:table-cell office:value-type="float" office:value="0.600012" calcext:value-type="float">
            <text:p>0,600012</text:p>
          </table:table-cell>
          <table:table-cell office:value-type="float" office:value="0.61069" calcext:value-type="float">
            <text:p>0,61069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704646" calcext:value-type="float">
            <text:p>0,704646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05205" calcext:value-type="float">
            <text:p>0,5052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262377" calcext:value-type="float">
            <text:p>-0,262377</text:p>
          </table:table-cell>
          <table:table-cell office:value-type="float" office:value="0.498821" calcext:value-type="float">
            <text:p>0,498821</text:p>
          </table:table-cell>
          <table:table-cell office:value-type="float" office:value="0.595415" calcext:value-type="float">
            <text:p>0,595415</text:p>
          </table:table-cell>
          <table:table-cell office:value-type="float" office:value="0.609429" calcext:value-type="float">
            <text:p>0,609429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04646" calcext:value-type="float">
            <text:p>0,704646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2078" calcext:value-type="float">
            <text:p>0,5207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301085" calcext:value-type="float">
            <text:p>-0,301085</text:p>
          </table:table-cell>
          <table:table-cell office:value-type="float" office:value="0.526616" calcext:value-type="float">
            <text:p>0,526616</text:p>
          </table:table-cell>
          <table:table-cell office:value-type="float" office:value="0.603623" calcext:value-type="float">
            <text:p>0,603623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041" calcext:value-type="float">
            <text:p>0,69041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1938" calcext:value-type="float">
            <text:p>0,519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393359" calcext:value-type="float">
            <text:p>-0,393359</text:p>
          </table:table-cell>
          <table:table-cell office:value-type="float" office:value="0.546744" calcext:value-type="float">
            <text:p>0,546744</text:p>
          </table:table-cell>
          <table:table-cell office:value-type="float" office:value="0.61027" calcext:value-type="float">
            <text:p>0,61027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50016" calcext:value-type="float">
            <text:p>0,750016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1879" calcext:value-type="float">
            <text:p>0,5187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230247" calcext:value-type="float">
            <text:p>-0,230247</text:p>
          </table:table-cell>
          <table:table-cell office:value-type="float" office:value="0.599742" calcext:value-type="float">
            <text:p>0,599742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88599" calcext:value-type="float">
            <text:p>0,788599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4447" calcext:value-type="float">
            <text:p>0,5444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.237085" calcext:value-type="float">
            <text:p>0,237085</text:p>
          </table:table-cell>
          <table:table-cell office:value-type="float" office:value="0.599977" calcext:value-type="float">
            <text:p>0,599977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06967" calcext:value-type="float">
            <text:p>0,706967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83064" calcext:value-type="float">
            <text:p>0,58306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464555" calcext:value-type="float">
            <text:p>-0,464555</text:p>
          </table:table-cell>
          <table:table-cell office:value-type="float" office:value="0.596943" calcext:value-type="float">
            <text:p>0,596943</text:p>
          </table:table-cell>
          <table:table-cell office:value-type="float" office:value="0.611531" calcext:value-type="float">
            <text:p>0,61153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041" calcext:value-type="float">
            <text:p>0,69041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10856" calcext:value-type="float">
            <text:p>0,51085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783016" calcext:value-type="float">
            <text:p>-0,783016</text:p>
          </table:table-cell>
          <table:table-cell office:value-type="float" office:value="0.522816" calcext:value-type="float">
            <text:p>0,522816</text:p>
          </table:table-cell>
          <table:table-cell office:value-type="float" office:value="0.609461" calcext:value-type="float">
            <text:p>0,60946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31349" calcext:value-type="float">
            <text:p>0,731349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75484" calcext:value-type="float">
            <text:p>0,47548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331928" calcext:value-type="float">
            <text:p>-0,331928</text:p>
          </table:table-cell>
          <table:table-cell office:value-type="float" office:value="0.605066" calcext:value-type="float">
            <text:p>0,605066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34028" calcext:value-type="float">
            <text:p>0,73402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29377" calcext:value-type="float">
            <text:p>0,5293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06159" calcext:value-type="float">
            <text:p>0,06159</text:p>
          </table:table-cell>
          <table:table-cell office:value-type="float" office:value="0.608653" calcext:value-type="float">
            <text:p>0,608653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16422" calcext:value-type="float">
            <text:p>0,716422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67327" calcext:value-type="float">
            <text:p>0,56732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.206542" calcext:value-type="float">
            <text:p>0,206542</text:p>
          </table:table-cell>
          <table:table-cell office:value-type="float" office:value="0.599076" calcext:value-type="float">
            <text:p>0,599076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42968" calcext:value-type="float">
            <text:p>0,74296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83519" calcext:value-type="float">
            <text:p>0,58351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552953" calcext:value-type="float">
            <text:p>-0,552953</text:p>
          </table:table-cell>
          <table:table-cell office:value-type="float" office:value="0.552755" calcext:value-type="float">
            <text:p>0,552755</text:p>
          </table:table-cell>
          <table:table-cell office:value-type="float" office:value="0.605314" calcext:value-type="float">
            <text:p>0,605314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44197" calcext:value-type="float">
            <text:p>0,744197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02355" calcext:value-type="float">
            <text:p>0,50235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03052" calcext:value-type="float">
            <text:p>-0,03052</text:p>
          </table:table-cell>
          <table:table-cell office:value-type="float" office:value="0.602414" calcext:value-type="float">
            <text:p>0,602414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45078" calcext:value-type="float">
            <text:p>0,74507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60358" calcext:value-type="float">
            <text:p>0,56035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765531" calcext:value-type="float">
            <text:p>-0,765531</text:p>
          </table:table-cell>
          <table:table-cell office:value-type="float" office:value="0.555746" calcext:value-type="float">
            <text:p>0,555746</text:p>
          </table:table-cell>
          <table:table-cell office:value-type="float" office:value="0.603227" calcext:value-type="float">
            <text:p>0,603227</text:p>
          </table:table-cell>
          <table:table-cell office:value-type="float" office:value="0.611531" calcext:value-type="float">
            <text:p>0,611531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70209" calcext:value-type="float">
            <text:p>0,770209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483705" calcext:value-type="float">
            <text:p>0,48370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363687" calcext:value-type="float">
            <text:p>-0,363687</text:p>
          </table:table-cell>
          <table:table-cell office:value-type="float" office:value="0.549891" calcext:value-type="float">
            <text:p>0,549891</text:p>
          </table:table-cell>
          <table:table-cell office:value-type="float" office:value="0.598014" calcext:value-type="float">
            <text:p>0,598014</text:p>
          </table:table-cell>
          <table:table-cell office:value-type="float" office:value="0.610385" calcext:value-type="float">
            <text:p>0,610385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13253" calcext:value-type="float">
            <text:p>0,613253</text:p>
          </table:table-cell>
          <table:table-cell office:value-type="float" office:value="0.783471" calcext:value-type="float">
            <text:p>0,783471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24082" calcext:value-type="float">
            <text:p>0,52408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168522" calcext:value-type="float">
            <text:p>-0,168522</text:p>
          </table:table-cell>
          <table:table-cell office:value-type="float" office:value="0.58444" calcext:value-type="float">
            <text:p>0,58444</text:p>
          </table:table-cell>
          <table:table-cell office:value-type="float" office:value="0.606359" calcext:value-type="float">
            <text:p>0,606359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30028" calcext:value-type="float">
            <text:p>0,73002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42654" calcext:value-type="float">
            <text:p>0,5426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43595" calcext:value-type="float">
            <text:p>-0,43595</text:p>
          </table:table-cell>
          <table:table-cell office:value-type="float" office:value="0.55806" calcext:value-type="float">
            <text:p>0,55806</text:p>
          </table:table-cell>
          <table:table-cell office:value-type="float" office:value="0.599627" calcext:value-type="float">
            <text:p>0,599627</text:p>
          </table:table-cell>
          <table:table-cell office:value-type="float" office:value="0.611952" calcext:value-type="float">
            <text:p>0,61195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719958" calcext:value-type="float">
            <text:p>0,719958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11551" calcext:value-type="float">
            <text:p>0,51155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254132" calcext:value-type="float">
            <text:p>-0,254132</text:p>
          </table:table-cell>
          <table:table-cell office:value-type="float" office:value="0.544799" calcext:value-type="float">
            <text:p>0,544799</text:p>
          </table:table-cell>
          <table:table-cell office:value-type="float" office:value="0.597952" calcext:value-type="float">
            <text:p>0,597952</text:p>
          </table:table-cell>
          <table:table-cell office:value-type="float" office:value="0.611952" calcext:value-type="float">
            <text:p>0,611952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92184" calcext:value-type="float">
            <text:p>0,692184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25462" calcext:value-type="float">
            <text:p>0,52546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467385" calcext:value-type="float">
            <text:p>-0,467385</text:p>
          </table:table-cell>
          <table:table-cell office:value-type="float" office:value="0.538252" calcext:value-type="float">
            <text:p>0,538252</text:p>
          </table:table-cell>
          <table:table-cell office:value-type="float" office:value="0.600747" calcext:value-type="float">
            <text:p>0,600747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9041" calcext:value-type="float">
            <text:p>0,69041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03626" calcext:value-type="float">
            <text:p>0,50362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076804" calcext:value-type="float">
            <text:p>-0,076804</text:p>
          </table:table-cell>
          <table:table-cell office:value-type="float" office:value="0.596094" calcext:value-type="float">
            <text:p>0,596094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716422" calcext:value-type="float">
            <text:p>0,716422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52232" calcext:value-type="float">
            <text:p>0,55223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305387" calcext:value-type="float">
            <text:p>-0,305387</text:p>
          </table:table-cell>
          <table:table-cell office:value-type="float" office:value="0.586014" calcext:value-type="float">
            <text:p>0,586014</text:p>
          </table:table-cell>
          <table:table-cell office:value-type="float" office:value="0.608812" calcext:value-type="float">
            <text:p>0,60881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16422" calcext:value-type="float">
            <text:p>0,716422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2801" calcext:value-type="float">
            <text:p>0,5280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0.078632" calcext:value-type="float">
            <text:p>0,078632</text:p>
          </table:table-cell>
          <table:table-cell office:value-type="float" office:value="0.583143" calcext:value-type="float">
            <text:p>0,583143</text:p>
          </table:table-cell>
          <table:table-cell office:value-type="float" office:value="0.604924" calcext:value-type="float">
            <text:p>0,604924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69743" calcext:value-type="float">
            <text:p>0,769743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71068" calcext:value-type="float">
            <text:p>0,57106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259661" calcext:value-type="float">
            <text:p>-0,259661</text:p>
          </table:table-cell>
          <table:table-cell office:value-type="float" office:value="0.567846" calcext:value-type="float">
            <text:p>0,567846</text:p>
          </table:table-cell>
          <table:table-cell office:value-type="float" office:value="0.599801" calcext:value-type="float">
            <text:p>0,59980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65206" calcext:value-type="float">
            <text:p>0,765206</text:p>
          </table:table-cell>
          <table:table-cell office:value-type="float" office:value="0.872498" calcext:value-type="float">
            <text:p>0,872498</text:p>
          </table:table-cell>
          <table:table-cell office:value-type="float" office:value="0.534743" calcext:value-type="float">
            <text:p>0,5347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9" calcext:value-type="float">
            <text:p>-0,9</text:p>
          </table:table-cell>
          <table:table-cell office:value-type="float" office:value="0.341959" calcext:value-type="float">
            <text:p>0,341959</text:p>
          </table:table-cell>
          <table:table-cell office:value-type="float" office:value="0.591411" calcext:value-type="float">
            <text:p>0,59141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770826" calcext:value-type="float">
            <text:p>0,770826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447843" calcext:value-type="float">
            <text:p>0,44784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267383" calcext:value-type="float">
            <text:p>-0,267383</text:p>
          </table:table-cell>
          <table:table-cell office:value-type="float" office:value="0.558659" calcext:value-type="float">
            <text:p>0,558659</text:p>
          </table:table-cell>
          <table:table-cell office:value-type="float" office:value="0.607759" calcext:value-type="float">
            <text:p>0,607759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822401" calcext:value-type="float">
            <text:p>0,822401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539567" calcext:value-type="float">
            <text:p>0,53956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046952" calcext:value-type="float">
            <text:p>-0,046952</text:p>
          </table:table-cell>
          <table:table-cell office:value-type="float" office:value="0.579362" calcext:value-type="float">
            <text:p>0,579362</text:p>
          </table:table-cell>
          <table:table-cell office:value-type="float" office:value="0.611111" calcext:value-type="float">
            <text:p>0,61111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816121" calcext:value-type="float">
            <text:p>0,816121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563388" calcext:value-type="float">
            <text:p>0,56338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341605" calcext:value-type="float">
            <text:p>-0,341605</text:p>
          </table:table-cell>
          <table:table-cell office:value-type="float" office:value="0.589756" calcext:value-type="float">
            <text:p>0,589756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8714" calcext:value-type="float">
            <text:p>0,618714</text:p>
          </table:table-cell>
          <table:table-cell office:value-type="float" office:value="0.885666" calcext:value-type="float">
            <text:p>0,885666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542677" calcext:value-type="float">
            <text:p>0,54267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.139304" calcext:value-type="float">
            <text:p>0,139304</text:p>
          </table:table-cell>
          <table:table-cell office:value-type="float" office:value="0.589761" calcext:value-type="float">
            <text:p>0,58976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6813" calcext:value-type="float">
            <text:p>0,616813</text:p>
          </table:table-cell>
          <table:table-cell office:value-type="float" office:value="0.855613" calcext:value-type="float">
            <text:p>0,855613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587573" calcext:value-type="float">
            <text:p>0,58757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208109" calcext:value-type="float">
            <text:p>0,208109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615015" calcext:value-type="float">
            <text:p>0,615015</text:p>
          </table:table-cell>
          <table:table-cell office:value-type="float" office:value="0.883523" calcext:value-type="float">
            <text:p>0,883523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599325" calcext:value-type="float">
            <text:p>0,5993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0.260934" calcext:value-type="float">
            <text:p>0,260934</text:p>
          </table:table-cell>
          <table:table-cell table:number-columns-repeated="7" office:value-type="float" office:value="0.612372" calcext:value-type="float">
            <text:p>0,612372</text:p>
          </table:table-cell>
          <table:table-cell office:value-type="float" office:value="0.661117" calcext:value-type="float">
            <text:p>0,661117</text:p>
          </table:table-cell>
          <table:table-cell office:value-type="float" office:value="0.907956" calcext:value-type="float">
            <text:p>0,907956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611661" calcext:value-type="float">
            <text:p>0,61166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0.232621" calcext:value-type="float">
            <text:p>0,232621</text:p>
          </table:table-cell>
          <table:table-cell office:value-type="float" office:value="0.603244" calcext:value-type="float">
            <text:p>0,603244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45826" calcext:value-type="float">
            <text:p>0,645826</text:p>
          </table:table-cell>
          <table:table-cell office:value-type="float" office:value="0.894288" calcext:value-type="float">
            <text:p>0,894288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605021" calcext:value-type="float">
            <text:p>0,60502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.393212" calcext:value-type="float">
            <text:p>0,393212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14134" calcext:value-type="float">
            <text:p>0,614134</text:p>
          </table:table-cell>
          <table:table-cell office:value-type="float" office:value="0.671176" calcext:value-type="float">
            <text:p>0,671176</text:p>
          </table:table-cell>
          <table:table-cell office:value-type="float" office:value="0.901991" calcext:value-type="float">
            <text:p>0,901991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625475" calcext:value-type="float">
            <text:p>0,62547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60526" calcext:value-type="float">
            <text:p>0,560526</text:p>
          </table:table-cell>
          <table:table-cell office:value-type="float" office:value="0.601974" calcext:value-type="float">
            <text:p>0,601974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31398" calcext:value-type="float">
            <text:p>0,631398</text:p>
          </table:table-cell>
          <table:table-cell office:value-type="float" office:value="0.693883" calcext:value-type="float">
            <text:p>0,693883</text:p>
          </table:table-cell>
          <table:table-cell office:value-type="float" office:value="0.917955" calcext:value-type="float">
            <text:p>0,917955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651944" calcext:value-type="float">
            <text:p>0,65194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265271" calcext:value-type="float">
            <text:p>0,265271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25056" calcext:value-type="float">
            <text:p>0,625056</text:p>
          </table:table-cell>
          <table:table-cell office:value-type="float" office:value="0.718813" calcext:value-type="float">
            <text:p>0,718813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621207" calcext:value-type="float">
            <text:p>0,62120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413549" calcext:value-type="float">
            <text:p>0,413549</text:p>
          </table:table-cell>
          <table:table-cell office:value-type="float" office:value="0.609765" calcext:value-type="float">
            <text:p>0,609765</text:p>
          </table:table-cell>
          <table:table-cell table:number-columns-repeated="5" office:value-type="float" office:value="0.612372" calcext:value-type="float">
            <text:p>0,612372</text:p>
          </table:table-cell>
          <table:table-cell office:value-type="float" office:value="0.615015" calcext:value-type="float">
            <text:p>0,615015</text:p>
          </table:table-cell>
          <table:table-cell office:value-type="float" office:value="0.666983" calcext:value-type="float">
            <text:p>0,666983</text:p>
          </table:table-cell>
          <table:table-cell office:value-type="float" office:value="0.910251" calcext:value-type="float">
            <text:p>0,910251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627743" calcext:value-type="float">
            <text:p>0,62774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47723" calcext:value-type="float">
            <text:p>0,547723</text:p>
          </table:table-cell>
          <table:table-cell office:value-type="float" office:value="0.568415" calcext:value-type="float">
            <text:p>0,568415</text:p>
          </table:table-cell>
          <table:table-cell table:number-columns-repeated="6" office:value-type="float" office:value="0.612372" calcext:value-type="float">
            <text:p>0,612372</text:p>
          </table:table-cell>
          <table:table-cell office:value-type="float" office:value="0.630517" calcext:value-type="float">
            <text:p>0,630517</text:p>
          </table:table-cell>
          <table:table-cell office:value-type="float" office:value="0.797327" calcext:value-type="float">
            <text:p>0,797327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659919" calcext:value-type="float">
            <text:p>0,65991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73363" calcext:value-type="float">
            <text:p>0,373363</text:p>
          </table:table-cell>
          <table:table-cell office:value-type="float" office:value="0.55306" calcext:value-type="float">
            <text:p>0,55306</text:p>
          </table:table-cell>
          <table:table-cell office:value-type="float" office:value="0.609765" calcext:value-type="float">
            <text:p>0,609765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42321" calcext:value-type="float">
            <text:p>0,642321</text:p>
          </table:table-cell>
          <table:table-cell office:value-type="float" office:value="0.790634" calcext:value-type="float">
            <text:p>0,790634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690266" calcext:value-type="float">
            <text:p>0,69026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6558" calcext:value-type="float">
            <text:p>0,136558</text:p>
          </table:table-cell>
          <table:table-cell office:value-type="float" office:value="0.529379" calcext:value-type="float">
            <text:p>0,529379</text:p>
          </table:table-cell>
          <table:table-cell table:number-columns-repeated="4" office:value-type="float" office:value="0.612372" calcext:value-type="float">
            <text:p>0,612372</text:p>
          </table:table-cell>
          <table:table-cell office:value-type="float" office:value="0.625937" calcext:value-type="float">
            <text:p>0,625937</text:p>
          </table:table-cell>
          <table:table-cell office:value-type="float" office:value="0.718706" calcext:value-type="float">
            <text:p>0,718706</text:p>
          </table:table-cell>
          <table:table-cell office:value-type="float" office:value="0.864558" calcext:value-type="float">
            <text:p>0,864558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704547" calcext:value-type="float">
            <text:p>0,70454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.39791" calcext:value-type="float">
            <text:p>0,39791</text:p>
          </table:table-cell>
          <table:table-cell office:value-type="float" office:value="0.604551" calcext:value-type="float">
            <text:p>0,604551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15015" calcext:value-type="float">
            <text:p>0,615015</text:p>
          </table:table-cell>
          <table:table-cell office:value-type="float" office:value="0.654136" calcext:value-type="float">
            <text:p>0,654136</text:p>
          </table:table-cell>
          <table:table-cell office:value-type="float" office:value="0.757732" calcext:value-type="float">
            <text:p>0,757732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672386" calcext:value-type="float">
            <text:p>0,67238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.401516" calcext:value-type="float">
            <text:p>0,401516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611065" calcext:value-type="float">
            <text:p>0,611065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5015" calcext:value-type="float">
            <text:p>0,615015</text:p>
          </table:table-cell>
          <table:table-cell office:value-type="float" office:value="0.676497" calcext:value-type="float">
            <text:p>0,676497</text:p>
          </table:table-cell>
          <table:table-cell office:value-type="float" office:value="0.887133" calcext:value-type="float">
            <text:p>0,887133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30165" calcext:value-type="float">
            <text:p>0,930165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686114" calcext:value-type="float">
            <text:p>0,68611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30588" calcext:value-type="float">
            <text:p>0,230588</text:p>
          </table:table-cell>
          <table:table-cell office:value-type="float" office:value="0.512728" calcext:value-type="float">
            <text:p>0,512728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609765" calcext:value-type="float">
            <text:p>0,609765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9607" calcext:value-type="float">
            <text:p>0,619607</text:p>
          </table:table-cell>
          <table:table-cell office:value-type="float" office:value="0.755193" calcext:value-type="float">
            <text:p>0,755193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09737" calcext:value-type="float">
            <text:p>0,70973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73363" calcext:value-type="float">
            <text:p>0,373363</text:p>
          </table:table-cell>
          <table:table-cell office:value-type="float" office:value="0.553564" calcext:value-type="float">
            <text:p>0,553564</text:p>
          </table:table-cell>
          <table:table-cell office:value-type="float" office:value="0.598029" calcext:value-type="float">
            <text:p>0,598029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61159" calcext:value-type="float">
            <text:p>0,661159</text:p>
          </table:table-cell>
          <table:table-cell office:value-type="float" office:value="0.894288" calcext:value-type="float">
            <text:p>0,894288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33319" calcext:value-type="float">
            <text:p>0,73331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30588" calcext:value-type="float">
            <text:p>0,230588</text:p>
          </table:table-cell>
          <table:table-cell office:value-type="float" office:value="0.53042" calcext:value-type="float">
            <text:p>0,53042</text:p>
          </table:table-cell>
          <table:table-cell office:value-type="float" office:value="0.588909" calcext:value-type="float">
            <text:p>0,588909</text:p>
          </table:table-cell>
          <table:table-cell table:number-columns-repeated="3" office:value-type="float" office:value="0.612372" calcext:value-type="float">
            <text:p>0,612372</text:p>
          </table:table-cell>
          <table:table-cell office:value-type="float" office:value="0.628617" calcext:value-type="float">
            <text:p>0,628617</text:p>
          </table:table-cell>
          <table:table-cell office:value-type="float" office:value="0.841629" calcext:value-type="float">
            <text:p>0,841629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21572" calcext:value-type="float">
            <text:p>0,72157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47723" calcext:value-type="float">
            <text:p>0,547723</text:p>
          </table:table-cell>
          <table:table-cell office:value-type="float" office:value="0.564564" calcext:value-type="float">
            <text:p>0,564564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601944" calcext:value-type="float">
            <text:p>0,601944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4146" calcext:value-type="float">
            <text:p>0,614146</text:p>
          </table:table-cell>
          <table:table-cell office:value-type="float" office:value="0.770303" calcext:value-type="float">
            <text:p>0,770303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34567" calcext:value-type="float">
            <text:p>0,934567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15397" calcext:value-type="float">
            <text:p>0,71539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47723" calcext:value-type="float">
            <text:p>0,547723</text:p>
          </table:table-cell>
          <table:table-cell office:value-type="float" office:value="0.565997" calcext:value-type="float">
            <text:p>0,565997</text:p>
          </table:table-cell>
          <table:table-cell office:value-type="float" office:value="0.603244" calcext:value-type="float">
            <text:p>0,603244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1592" calcext:value-type="float">
            <text:p>0,61592</text:p>
          </table:table-cell>
          <table:table-cell office:value-type="float" office:value="0.780016" calcext:value-type="float">
            <text:p>0,780016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34567" calcext:value-type="float">
            <text:p>0,934567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51058" calcext:value-type="float">
            <text:p>0,75105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0.361461" calcext:value-type="float">
            <text:p>0,361461</text:p>
          </table:table-cell>
          <table:table-cell office:value-type="float" office:value="0.594115" calcext:value-type="float">
            <text:p>0,594115</text:p>
          </table:table-cell>
          <table:table-cell table:number-columns-repeated="2" office:value-type="float" office:value="0.612372" calcext:value-type="float">
            <text:p>0,612372</text:p>
          </table:table-cell>
          <table:table-cell office:value-type="float" office:value="0.651545" calcext:value-type="float">
            <text:p>0,651545</text:p>
          </table:table-cell>
          <table:table-cell office:value-type="float" office:value="0.875007" calcext:value-type="float">
            <text:p>0,875007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40436" calcext:value-type="float">
            <text:p>0,94043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4334" calcext:value-type="float">
            <text:p>0,7433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60526" calcext:value-type="float">
            <text:p>0,560526</text:p>
          </table:table-cell>
          <table:table-cell office:value-type="float" office:value="0.578862" calcext:value-type="float">
            <text:p>0,578862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605851" calcext:value-type="float">
            <text:p>0,605851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2479" calcext:value-type="float">
            <text:p>0,62479</text:p>
          </table:table-cell>
          <table:table-cell office:value-type="float" office:value="0.810272" calcext:value-type="float">
            <text:p>0,810272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40436" calcext:value-type="float">
            <text:p>0,940436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54498" calcext:value-type="float">
            <text:p>0,75449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47723" calcext:value-type="float">
            <text:p>0,547723</text:p>
          </table:table-cell>
          <table:table-cell office:value-type="float" office:value="0.572427" calcext:value-type="float">
            <text:p>0,572427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594123" calcext:value-type="float">
            <text:p>0,594123</text:p>
          </table:table-cell>
          <table:table-cell office:value-type="float" office:value="0.617694" calcext:value-type="float">
            <text:p>0,617694</text:p>
          </table:table-cell>
          <table:table-cell office:value-type="float" office:value="0.6338" calcext:value-type="float">
            <text:p>0,6338</text:p>
          </table:table-cell>
          <table:table-cell office:value-type="float" office:value="0.770733" calcext:value-type="float">
            <text:p>0,770733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37502" calcext:value-type="float">
            <text:p>0,937502</text:p>
          </table:table-cell>
          <table:table-cell office:value-type="float" office:value="0.943371" calcext:value-type="float">
            <text:p>0,943371</text:p>
          </table:table-cell>
          <table:table-cell office:value-type="float" office:value="0.749867" calcext:value-type="float">
            <text:p>0,7498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71405" calcext:value-type="float">
            <text:p>0,471405</text:p>
          </table:table-cell>
          <table:table-cell office:value-type="float" office:value="0.56372" calcext:value-type="float">
            <text:p>0,56372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607158" calcext:value-type="float">
            <text:p>0,607158</text:p>
          </table:table-cell>
          <table:table-cell office:value-type="float" office:value="0.626564" calcext:value-type="float">
            <text:p>0,626564</text:p>
          </table:table-cell>
          <table:table-cell office:value-type="float" office:value="0.698118" calcext:value-type="float">
            <text:p>0,698118</text:p>
          </table:table-cell>
          <table:table-cell office:value-type="float" office:value="0.838764" calcext:value-type="float">
            <text:p>0,838764</text:p>
          </table:table-cell>
          <table:table-cell table:number-columns-repeated="3" office:value-type="float" office:value="0.928698" calcext:value-type="float">
            <text:p>0,928698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765009" calcext:value-type="float">
            <text:p>0,76500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45518" calcext:value-type="float">
            <text:p>0,45518</text:p>
          </table:table-cell>
          <table:table-cell office:value-type="float" office:value="0.599337" calcext:value-type="float">
            <text:p>0,599337</text:p>
          </table:table-cell>
          <table:table-cell office:value-type="float" office:value="0.630252" calcext:value-type="float">
            <text:p>0,630252</text:p>
          </table:table-cell>
          <table:table-cell office:value-type="float" office:value="0.675176" calcext:value-type="float">
            <text:p>0,675176</text:p>
          </table:table-cell>
          <table:table-cell office:value-type="float" office:value="0.877083" calcext:value-type="float">
            <text:p>0,877083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34567" calcext:value-type="float">
            <text:p>0,934567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790106" calcext:value-type="float">
            <text:p>0,79010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5865" calcext:value-type="float">
            <text:p>0,445865</text:p>
          </table:table-cell>
          <table:table-cell office:value-type="float" office:value="0.540313" calcext:value-type="float">
            <text:p>0,540313</text:p>
          </table:table-cell>
          <table:table-cell office:value-type="float" office:value="0.61592" calcext:value-type="float">
            <text:p>0,61592</text:p>
          </table:table-cell>
          <table:table-cell office:value-type="float" office:value="0.781511" calcext:value-type="float">
            <text:p>0,781511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31" calcext:value-type="float">
            <text:p>0,9331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47238" calcext:value-type="float">
            <text:p>0,84723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45865" calcext:value-type="float">
            <text:p>0,445865</text:p>
          </table:table-cell>
          <table:table-cell office:value-type="float" office:value="0.550604" calcext:value-type="float">
            <text:p>0,550604</text:p>
          </table:table-cell>
          <table:table-cell office:value-type="float" office:value="0.619468" calcext:value-type="float">
            <text:p>0,619468</text:p>
          </table:table-cell>
          <table:table-cell office:value-type="float" office:value="0.725725" calcext:value-type="float">
            <text:p>0,725725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6034" calcext:value-type="float">
            <text:p>0,936034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43336" calcext:value-type="float">
            <text:p>0,8433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59883" calcext:value-type="float">
            <text:p>0,559883</text:p>
          </table:table-cell>
          <table:table-cell office:value-type="float" office:value="0.604169" calcext:value-type="float">
            <text:p>0,604169</text:p>
          </table:table-cell>
          <table:table-cell office:value-type="float" office:value="0.65014" calcext:value-type="float">
            <text:p>0,65014</text:p>
          </table:table-cell>
          <table:table-cell office:value-type="float" office:value="0.914707" calcext:value-type="float">
            <text:p>0,914707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0165" calcext:value-type="float">
            <text:p>0,930165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70071" calcext:value-type="float">
            <text:p>0,8700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597688" calcext:value-type="float">
            <text:p>0,597688</text:p>
          </table:table-cell>
          <table:table-cell office:value-type="float" office:value="0.78497" calcext:value-type="float">
            <text:p>0,78497</text:p>
          </table:table-cell>
          <table:table-cell table:number-columns-repeated="6" office:value-type="float" office:value="0.928698" calcext:value-type="float">
            <text:p>0,928698</text:p>
          </table:table-cell>
          <table:table-cell office:value-type="float" office:value="0.941903" calcext:value-type="float">
            <text:p>0,941903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884012" calcext:value-type="float">
            <text:p>0,88401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37546" calcext:value-type="float">
            <text:p>0,537546</text:p>
          </table:table-cell>
          <table:table-cell office:value-type="float" office:value="0.608511" calcext:value-type="float">
            <text:p>0,608511</text:p>
          </table:table-cell>
          <table:table-cell office:value-type="float" office:value="0.778715" calcext:value-type="float">
            <text:p>0,778715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31" calcext:value-type="float">
            <text:p>0,9331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85056" calcext:value-type="float">
            <text:p>0,88505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554756" calcext:value-type="float">
            <text:p>0,554756</text:p>
          </table:table-cell>
          <table:table-cell office:value-type="float" office:value="0.774972" calcext:value-type="float">
            <text:p>0,774972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8969" calcext:value-type="float">
            <text:p>0,938969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79893" calcext:value-type="float">
            <text:p>0,87989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2479" calcext:value-type="float">
            <text:p>0,62479</text:p>
          </table:table-cell>
          <table:table-cell office:value-type="float" office:value="0.894406" calcext:value-type="float">
            <text:p>0,894406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41903" calcext:value-type="float">
            <text:p>0,941903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99133" calcext:value-type="float">
            <text:p>0,89913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90517" calcext:value-type="float">
            <text:p>0,690517</text:p>
          </table:table-cell>
          <table:table-cell table:number-columns-repeated="6" office:value-type="float" office:value="0.928698" calcext:value-type="float">
            <text:p>0,928698</text:p>
          </table:table-cell>
          <table:table-cell office:value-type="float" office:value="0.941903" calcext:value-type="float">
            <text:p>0,941903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909135" calcext:value-type="float">
            <text:p>0,90913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463091" calcext:value-type="float">
            <text:p>0,463091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6034" calcext:value-type="float">
            <text:p>0,936034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887273" calcext:value-type="float">
            <text:p>0,88727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679675" calcext:value-type="float">
            <text:p>0,679675</text:p>
          </table:table-cell>
          <table:table-cell office:value-type="float" office:value="0.927294" calcext:value-type="float">
            <text:p>0,927294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9045" calcext:value-type="float">
            <text:p>0,939045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907624" calcext:value-type="float">
            <text:p>0,90762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55629" calcext:value-type="float">
            <text:p>0,855629</text:p>
          </table:table-cell>
          <table:table-cell table:number-columns-repeated="6" office:value-type="float" office:value="0.928698" calcext:value-type="float">
            <text:p>0,928698</text:p>
          </table:table-cell>
          <table:table-cell office:value-type="float" office:value="0.937577" calcext:value-type="float">
            <text:p>0,937577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925214" calcext:value-type="float">
            <text:p>0,92521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887601" calcext:value-type="float">
            <text:p>0,887601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4795" calcext:value-type="float">
            <text:p>0,934795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296" calcext:value-type="float">
            <text:p>0,929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5253" calcext:value-type="float">
            <text:p>0,035253</text:p>
          </table:table-cell>
          <table:table-cell office:value-type="float" office:value="0.769528" calcext:value-type="float">
            <text:p>0,769528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40436" calcext:value-type="float">
            <text:p>0,940436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18357" calcext:value-type="float">
            <text:p>0,91835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833183" calcext:value-type="float">
            <text:p>0,833183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41903" calcext:value-type="float">
            <text:p>0,941903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24869" calcext:value-type="float">
            <text:p>0,92486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83803" calcext:value-type="float">
            <text:p>0,83803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31" calcext:value-type="float">
            <text:p>0,9331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2594" calcext:value-type="float">
            <text:p>0,9259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736012" calcext:value-type="float">
            <text:p>0,736012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40436" calcext:value-type="float">
            <text:p>0,940436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16472" calcext:value-type="float">
            <text:p>0,91647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714192" calcext:value-type="float">
            <text:p>0,714192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7502" calcext:value-type="float">
            <text:p>0,937502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13997" calcext:value-type="float">
            <text:p>0,91399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604658" calcext:value-type="float">
            <text:p>0,604658</text:p>
          </table:table-cell>
          <table:table-cell office:value-type="float" office:value="0.79583" calcext:value-type="float">
            <text:p>0,79583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7502" calcext:value-type="float">
            <text:p>0,937502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888289" calcext:value-type="float">
            <text:p>0,88828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42733" calcext:value-type="float">
            <text:p>0,642733</text:p>
          </table:table-cell>
          <table:table-cell office:value-type="float" office:value="0.868028" calcext:value-type="float">
            <text:p>0,868028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6034" calcext:value-type="float">
            <text:p>0,936034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97703" calcext:value-type="float">
            <text:p>0,89770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46328" calcext:value-type="float">
            <text:p>0,646328</text:p>
          </table:table-cell>
          <table:table-cell office:value-type="float" office:value="0.826285" calcext:value-type="float">
            <text:p>0,826285</text:p>
          </table:table-cell>
          <table:table-cell office:value-type="float" office:value="0.925865" calcext:value-type="float">
            <text:p>0,925865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93164" calcext:value-type="float">
            <text:p>0,89316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24038" calcext:value-type="float">
            <text:p>0,624038</text:p>
          </table:table-cell>
          <table:table-cell office:value-type="float" office:value="0.809572" calcext:value-type="float">
            <text:p>0,809572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0165" calcext:value-type="float">
            <text:p>0,930165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89401" calcext:value-type="float">
            <text:p>0,88940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13253" calcext:value-type="float">
            <text:p>0,613253</text:p>
          </table:table-cell>
          <table:table-cell office:value-type="float" office:value="0.69828" calcext:value-type="float">
            <text:p>0,69828</text:p>
          </table:table-cell>
          <table:table-cell office:value-type="float" office:value="0.892513" calcext:value-type="float">
            <text:p>0,892513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40436" calcext:value-type="float">
            <text:p>0,940436</text:p>
          </table:table-cell>
          <table:table-cell table:number-columns-repeated="2" office:value-type="float" office:value="0.943371" calcext:value-type="float">
            <text:p>0,943371</text:p>
          </table:table-cell>
          <table:table-cell office:value-type="float" office:value="0.873134" calcext:value-type="float">
            <text:p>0,87313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599631" calcext:value-type="float">
            <text:p>0,599631</text:p>
          </table:table-cell>
          <table:table-cell office:value-type="float" office:value="0.641942" calcext:value-type="float">
            <text:p>0,641942</text:p>
          </table:table-cell>
          <table:table-cell office:value-type="float" office:value="0.821501" calcext:value-type="float">
            <text:p>0,821501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59624" calcext:value-type="float">
            <text:p>0,85962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5543" calcext:value-type="float">
            <text:p>0,325543</text:p>
          </table:table-cell>
          <table:table-cell office:value-type="float" office:value="0.574581" calcext:value-type="float">
            <text:p>0,574581</text:p>
          </table:table-cell>
          <table:table-cell office:value-type="float" office:value="0.614134" calcext:value-type="float">
            <text:p>0,614134</text:p>
          </table:table-cell>
          <table:table-cell office:value-type="float" office:value="0.700593" calcext:value-type="float">
            <text:p>0,700593</text:p>
          </table:table-cell>
          <table:table-cell office:value-type="float" office:value="0.892513" calcext:value-type="float">
            <text:p>0,892513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38969" calcext:value-type="float">
            <text:p>0,938969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39362" calcext:value-type="float">
            <text:p>0,83936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603264" calcext:value-type="float">
            <text:p>0,603264</text:p>
          </table:table-cell>
          <table:table-cell office:value-type="float" office:value="0.653016" calcext:value-type="float">
            <text:p>0,653016</text:p>
          </table:table-cell>
          <table:table-cell office:value-type="float" office:value="0.859462" calcext:value-type="float">
            <text:p>0,859462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41903" calcext:value-type="float">
            <text:p>0,941903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65918" calcext:value-type="float">
            <text:p>0,86591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47723" calcext:value-type="float">
            <text:p>0,547723</text:p>
          </table:table-cell>
          <table:table-cell office:value-type="float" office:value="0.605907" calcext:value-type="float">
            <text:p>0,605907</text:p>
          </table:table-cell>
          <table:table-cell office:value-type="float" office:value="0.637618" calcext:value-type="float">
            <text:p>0,637618</text:p>
          </table:table-cell>
          <table:table-cell office:value-type="float" office:value="0.850597" calcext:value-type="float">
            <text:p>0,850597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62729" calcext:value-type="float">
            <text:p>0,86272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64043" calcext:value-type="float">
            <text:p>0,564043</text:p>
          </table:table-cell>
          <table:table-cell office:value-type="float" office:value="0.607539" calcext:value-type="float">
            <text:p>0,607539</text:p>
          </table:table-cell>
          <table:table-cell office:value-type="float" office:value="0.839827" calcext:value-type="float">
            <text:p>0,839827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40436" calcext:value-type="float">
            <text:p>0,940436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91803" calcext:value-type="float">
            <text:p>0,8918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604658" calcext:value-type="float">
            <text:p>0,604658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00989" calcext:value-type="float">
            <text:p>0,90098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597404" calcext:value-type="float">
            <text:p>0,597404</text:p>
          </table:table-cell>
          <table:table-cell table:number-columns-repeated="6" office:value-type="float" office:value="0.928698" calcext:value-type="float">
            <text:p>0,928698</text:p>
          </table:table-cell>
          <table:table-cell office:value-type="float" office:value="0.937502" calcext:value-type="float">
            <text:p>0,937502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99383" calcext:value-type="float">
            <text:p>0,89938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808249" calcext:value-type="float">
            <text:p>0,808249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21348" calcext:value-type="float">
            <text:p>0,92134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62442" calcext:value-type="float">
            <text:p>0,862442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6034" calcext:value-type="float">
            <text:p>0,936034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27208" calcext:value-type="float">
            <text:p>0,92720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82" calcext:value-type="float">
            <text:p>0,82</text:p>
          </table:table-cell>
          <table:table-cell table:number-columns-repeated="6" office:value-type="float" office:value="0.928698" calcext:value-type="float">
            <text:p>0,928698</text:p>
          </table:table-cell>
          <table:table-cell office:value-type="float" office:value="0.938969" calcext:value-type="float">
            <text:p>0,938969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92179" calcext:value-type="float">
            <text:p>0,9217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592495" calcext:value-type="float">
            <text:p>0,592495</text:p>
          </table:table-cell>
          <table:table-cell office:value-type="float" office:value="0.925181" calcext:value-type="float">
            <text:p>0,925181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31" calcext:value-type="float">
            <text:p>0,9331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98101" calcext:value-type="float">
            <text:p>0,89810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796632" calcext:value-type="float">
            <text:p>0,796632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20187" calcext:value-type="float">
            <text:p>0,92018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57085" calcext:value-type="float">
            <text:p>0,857085</text:p>
          </table:table-cell>
          <table:table-cell office:value-type="float" office:value="0.868018" calcext:value-type="float">
            <text:p>0,868018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4567" calcext:value-type="float">
            <text:p>0,934567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29086" calcext:value-type="float">
            <text:p>0,92908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654067" calcext:value-type="float">
            <text:p>0,654067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6034" calcext:value-type="float">
            <text:p>0,936034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07837" calcext:value-type="float">
            <text:p>0,90783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77887" calcext:value-type="float">
            <text:p>0,77887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8969" calcext:value-type="float">
            <text:p>0,938969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20611" calcext:value-type="float">
            <text:p>0,92061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29958" calcext:value-type="float">
            <text:p>0,829958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331" calcext:value-type="float">
            <text:p>0,9331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266" calcext:value-type="float">
            <text:p>0,926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0.557554" calcext:value-type="float">
            <text:p>0,557554</text:p>
          </table:table-cell>
          <table:table-cell office:value-type="float" office:value="0.900053" calcext:value-type="float">
            <text:p>0,900053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36034" calcext:value-type="float">
            <text:p>0,936034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96789" calcext:value-type="float">
            <text:p>0,89678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420788" calcext:value-type="float">
            <text:p>0,420788</text:p>
          </table:table-cell>
          <table:table-cell office:value-type="float" office:value="0.889375" calcext:value-type="float">
            <text:p>0,889375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331" calcext:value-type="float">
            <text:p>0,9331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81751" calcext:value-type="float">
            <text:p>0,88175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613325" calcext:value-type="float">
            <text:p>0,613325</text:p>
          </table:table-cell>
          <table:table-cell office:value-type="float" office:value="0.921537" calcext:value-type="float">
            <text:p>0,921537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31632" calcext:value-type="float">
            <text:p>0,931632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04074" calcext:value-type="float">
            <text:p>0,90407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789049" calcext:value-type="float">
            <text:p>0,789049</text:p>
          </table:table-cell>
          <table:table-cell office:value-type="float" office:value="0.896536" calcext:value-type="float">
            <text:p>0,896536</text:p>
          </table:table-cell>
          <table:table-cell table:number-columns-repeated="3" office:value-type="float" office:value="0.928698" calcext:value-type="float">
            <text:p>0,928698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18853" calcext:value-type="float">
            <text:p>0,91885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75547" calcext:value-type="float">
            <text:p>0,75547</text:p>
          </table:table-cell>
          <table:table-cell office:value-type="float" office:value="0.871663" calcext:value-type="float">
            <text:p>0,871663</text:p>
          </table:table-cell>
          <table:table-cell office:value-type="float" office:value="0.925181" calcext:value-type="float">
            <text:p>0,925181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2885" calcext:value-type="float">
            <text:p>0,92885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11204" calcext:value-type="float">
            <text:p>0,91120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747491" calcext:value-type="float">
            <text:p>0,747491</text:p>
          </table:table-cell>
          <table:table-cell office:value-type="float" office:value="0.894007" calcext:value-type="float">
            <text:p>0,894007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7577" calcext:value-type="float">
            <text:p>0,937577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12398" calcext:value-type="float">
            <text:p>0,912398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586715" calcext:value-type="float">
            <text:p>0,586715</text:p>
          </table:table-cell>
          <table:table-cell office:value-type="float" office:value="0.839501" calcext:value-type="float">
            <text:p>0,839501</text:p>
          </table:table-cell>
          <table:table-cell office:value-type="float" office:value="0.920223" calcext:value-type="float">
            <text:p>0,920223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0165" calcext:value-type="float">
            <text:p>0,930165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87814" calcext:value-type="float">
            <text:p>0,88781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60723" calcext:value-type="float">
            <text:p>0,60723</text:p>
          </table:table-cell>
          <table:table-cell office:value-type="float" office:value="0.810103" calcext:value-type="float">
            <text:p>0,810103</text:p>
          </table:table-cell>
          <table:table-cell office:value-type="float" office:value="0.909672" calcext:value-type="float">
            <text:p>0,909672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7502" calcext:value-type="float">
            <text:p>0,937502</text:p>
          </table:table-cell>
          <table:table-cell table:number-columns-repeated="3" office:value-type="float" office:value="0.943371" calcext:value-type="float">
            <text:p>0,943371</text:p>
          </table:table-cell>
          <table:table-cell office:value-type="float" office:value="0.886604" calcext:value-type="float">
            <text:p>0,88660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607158" calcext:value-type="float">
            <text:p>0,607158</text:p>
          </table:table-cell>
          <table:table-cell office:value-type="float" office:value="0.783349" calcext:value-type="float">
            <text:p>0,783349</text:p>
          </table:table-cell>
          <table:table-cell office:value-type="float" office:value="0.902638" calcext:value-type="float">
            <text:p>0,902638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30165" calcext:value-type="float">
            <text:p>0,930165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883952" calcext:value-type="float">
            <text:p>0,88395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59805" calcext:value-type="float">
            <text:p>0,59805</text:p>
          </table:table-cell>
          <table:table-cell office:value-type="float" office:value="0.837242" calcext:value-type="float">
            <text:p>0,837242</text:p>
          </table:table-cell>
          <table:table-cell office:value-type="float" office:value="0.90408" calcext:value-type="float">
            <text:p>0,90408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30266" calcext:value-type="float">
            <text:p>0,930266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888584" calcext:value-type="float">
            <text:p>0,88858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46486" calcext:value-type="float">
            <text:p>0,746486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7577" calcext:value-type="float">
            <text:p>0,937577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15766" calcext:value-type="float">
            <text:p>0,91576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43949" calcext:value-type="float">
            <text:p>0,843949</text:p>
          </table:table-cell>
          <table:table-cell table:number-columns-repeated="5" office:value-type="float" office:value="0.928698" calcext:value-type="float">
            <text:p>0,928698</text:p>
          </table:table-cell>
          <table:table-cell office:value-type="float" office:value="0.934643" calcext:value-type="float">
            <text:p>0,934643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25219" calcext:value-type="float">
            <text:p>0,92521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39254" calcext:value-type="float">
            <text:p>0,739254</text:p>
          </table:table-cell>
          <table:table-cell office:value-type="float" office:value="0.92451" calcext:value-type="float">
            <text:p>0,92451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6034" calcext:value-type="float">
            <text:p>0,936034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1447" calcext:value-type="float">
            <text:p>0,9144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696719" calcext:value-type="float">
            <text:p>0,696719</text:p>
          </table:table-cell>
          <table:table-cell office:value-type="float" office:value="0.92451" calcext:value-type="float">
            <text:p>0,92451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2012" calcext:value-type="float">
            <text:p>0,932012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09814" calcext:value-type="float">
            <text:p>0,90981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588134" calcext:value-type="float">
            <text:p>0,588134</text:p>
          </table:table-cell>
          <table:table-cell office:value-type="float" office:value="0.921726" calcext:value-type="float">
            <text:p>0,921726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2885" calcext:value-type="float">
            <text:p>0,92885</text:p>
          </table:table-cell>
          <table:table-cell office:value-type="float" office:value="0.939273" calcext:value-type="float">
            <text:p>0,939273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899419" calcext:value-type="float">
            <text:p>0,89941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47661" calcext:value-type="float">
            <text:p>0,847661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2885" calcext:value-type="float">
            <text:p>0,92885</text:p>
          </table:table-cell>
          <table:table-cell office:value-type="float" office:value="0.937881" calcext:value-type="float">
            <text:p>0,937881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25929" calcext:value-type="float">
            <text:p>0,92592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769162" calcext:value-type="float">
            <text:p>0,769162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28774" calcext:value-type="float">
            <text:p>0,928774</text:p>
          </table:table-cell>
          <table:table-cell office:value-type="float" office:value="0.940613" calcext:value-type="float">
            <text:p>0,940613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18345" calcext:value-type="float">
            <text:p>0,91834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7298" calcext:value-type="float">
            <text:p>0,87298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0469" calcext:value-type="float">
            <text:p>0,930469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29172" calcext:value-type="float">
            <text:p>0,92917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9525" calcext:value-type="float">
            <text:p>0,509525</text:p>
          </table:table-cell>
          <table:table-cell office:value-type="float" office:value="0.817931" calcext:value-type="float">
            <text:p>0,817931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28774" calcext:value-type="float">
            <text:p>0,928774</text:p>
          </table:table-cell>
          <table:table-cell office:value-type="float" office:value="0.937805" calcext:value-type="float">
            <text:p>0,937805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24409" calcext:value-type="float">
            <text:p>0,92440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57234" calcext:value-type="float">
            <text:p>0,857234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2885" calcext:value-type="float">
            <text:p>0,92885</text:p>
          </table:table-cell>
          <table:table-cell office:value-type="float" office:value="0.939197" calcext:value-type="float">
            <text:p>0,939197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28486" calcext:value-type="float">
            <text:p>0,92848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73754" calcext:value-type="float">
            <text:p>0,73754</text:p>
          </table:table-cell>
          <table:table-cell office:value-type="float" office:value="0.92224" calcext:value-type="float">
            <text:p>0,92224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7729" calcext:value-type="float">
            <text:p>0,937729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14241" calcext:value-type="float">
            <text:p>0,91424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0.488154" calcext:value-type="float">
            <text:p>0,488154</text:p>
          </table:table-cell>
          <table:table-cell office:value-type="float" office:value="0.924823" calcext:value-type="float">
            <text:p>0,924823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33403" calcext:value-type="float">
            <text:p>0,933403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890596" calcext:value-type="float">
            <text:p>0,89059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739557" calcext:value-type="float">
            <text:p>0,739557</text:p>
          </table:table-cell>
          <table:table-cell office:value-type="float" office:value="0.927406" calcext:value-type="float">
            <text:p>0,927406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2885" calcext:value-type="float">
            <text:p>0,92885</text:p>
          </table:table-cell>
          <table:table-cell office:value-type="float" office:value="0.940588" calcext:value-type="float">
            <text:p>0,940588</text:p>
          </table:table-cell>
          <table:table-cell table:number-columns-repeated="4" office:value-type="float" office:value="0.943371" calcext:value-type="float">
            <text:p>0,943371</text:p>
          </table:table-cell>
          <table:table-cell office:value-type="float" office:value="0.915261" calcext:value-type="float">
            <text:p>0,91526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754319" calcext:value-type="float">
            <text:p>0,754319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9197" calcext:value-type="float">
            <text:p>0,939197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18179" calcext:value-type="float">
            <text:p>0,91817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81266" calcext:value-type="float">
            <text:p>0,81266</text:p>
          </table:table-cell>
          <table:table-cell table:number-columns-repeated="4" office:value-type="float" office:value="0.928698" calcext:value-type="float">
            <text:p>0,928698</text:p>
          </table:table-cell>
          <table:table-cell office:value-type="float" office:value="0.937729" calcext:value-type="float">
            <text:p>0,937729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23866" calcext:value-type="float">
            <text:p>0,92386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676916" calcext:value-type="float">
            <text:p>0,676916</text:p>
          </table:table-cell>
          <table:table-cell office:value-type="float" office:value="0.926115" calcext:value-type="float">
            <text:p>0,926115</text:p>
          </table:table-cell>
          <table:table-cell table:number-columns-repeated="3" office:value-type="float" office:value="0.928698" calcext:value-type="float">
            <text:p>0,928698</text:p>
          </table:table-cell>
          <table:table-cell office:value-type="float" office:value="0.940436" calcext:value-type="float">
            <text:p>0,940436</text:p>
          </table:table-cell>
          <table:table-cell table:number-columns-repeated="5" office:value-type="float" office:value="0.943371" calcext:value-type="float">
            <text:p>0,943371</text:p>
          </table:table-cell>
          <table:table-cell office:value-type="float" office:value="0.910304" calcext:value-type="float">
            <text:p>0,91030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94313" calcext:value-type="float">
            <text:p>0,794313</text:p>
          </table:table-cell>
          <table:table-cell office:value-type="float" office:value="0.926115" calcext:value-type="float">
            <text:p>0,926115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37729" calcext:value-type="float">
            <text:p>0,937729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23241" calcext:value-type="float">
            <text:p>0,9232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21286" calcext:value-type="float">
            <text:p>0,521286</text:p>
          </table:table-cell>
          <table:table-cell office:value-type="float" office:value="0.721418" calcext:value-type="float">
            <text:p>0,721418</text:p>
          </table:table-cell>
          <table:table-cell office:value-type="float" office:value="0.919657" calcext:value-type="float">
            <text:p>0,919657</text:p>
          </table:table-cell>
          <table:table-cell table:number-columns-repeated="2" office:value-type="float" office:value="0.928698" calcext:value-type="float">
            <text:p>0,928698</text:p>
          </table:table-cell>
          <table:table-cell office:value-type="float" office:value="0.940588" calcext:value-type="float">
            <text:p>0,940588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15591" calcext:value-type="float">
            <text:p>0,91559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733287" calcext:value-type="float">
            <text:p>0,733287</text:p>
          </table:table-cell>
          <table:table-cell office:value-type="float" office:value="0.924823" calcext:value-type="float">
            <text:p>0,924823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28774" calcext:value-type="float">
            <text:p>0,928774</text:p>
          </table:table-cell>
          <table:table-cell office:value-type="float" office:value="0.937805" calcext:value-type="float">
            <text:p>0,937805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917024" calcext:value-type="float">
            <text:p>0,91702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59627" calcext:value-type="float">
            <text:p>0,559627</text:p>
          </table:table-cell>
          <table:table-cell office:value-type="float" office:value="0.858662" calcext:value-type="float">
            <text:p>0,858662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33555" calcext:value-type="float">
            <text:p>0,933555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94077" calcext:value-type="float">
            <text:p>0,89407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86302" calcext:value-type="float">
            <text:p>0,586302</text:p>
          </table:table-cell>
          <table:table-cell office:value-type="float" office:value="0.609765" calcext:value-type="float">
            <text:p>0,609765</text:p>
          </table:table-cell>
          <table:table-cell office:value-type="float" office:value="0.708744" calcext:value-type="float">
            <text:p>0,708744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28926" calcext:value-type="float">
            <text:p>0,928926</text:p>
          </table:table-cell>
          <table:table-cell office:value-type="float" office:value="0.940588" calcext:value-type="float">
            <text:p>0,940588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83357" calcext:value-type="float">
            <text:p>0,88335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0.440813" calcext:value-type="float">
            <text:p>0,440813</text:p>
          </table:table-cell>
          <table:table-cell office:value-type="float" office:value="0.924711" calcext:value-type="float">
            <text:p>0,924711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29305" calcext:value-type="float">
            <text:p>0,929305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88375" calcext:value-type="float">
            <text:p>0,88837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93191" calcext:value-type="float">
            <text:p>0,893191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30848" calcext:value-type="float">
            <text:p>0,930848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35633" calcext:value-type="float">
            <text:p>0,93563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826721" calcext:value-type="float">
            <text:p>0,826721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34795" calcext:value-type="float">
            <text:p>0,934795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29381" calcext:value-type="float">
            <text:p>0,92938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90791" calcext:value-type="float">
            <text:p>0,590791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924823" calcext:value-type="float">
            <text:p>0,924823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36186" calcext:value-type="float">
            <text:p>0,936186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912041" calcext:value-type="float">
            <text:p>0,9120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702134" calcext:value-type="float">
            <text:p>0,702134</text:p>
          </table:table-cell>
          <table:table-cell office:value-type="float" office:value="0.927406" calcext:value-type="float">
            <text:p>0,927406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33403" calcext:value-type="float">
            <text:p>0,933403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915187" calcext:value-type="float">
            <text:p>0,91518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57621" calcext:value-type="float">
            <text:p>0,557621</text:p>
          </table:table-cell>
          <table:table-cell office:value-type="float" office:value="0.886502" calcext:value-type="float">
            <text:p>0,886502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30165" calcext:value-type="float">
            <text:p>0,930165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96321" calcext:value-type="float">
            <text:p>0,89632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334109" calcext:value-type="float">
            <text:p>0,334109</text:p>
          </table:table-cell>
          <table:table-cell office:value-type="float" office:value="0.785855" calcext:value-type="float">
            <text:p>0,785855</text:p>
          </table:table-cell>
          <table:table-cell office:value-type="float" office:value="0.926115" calcext:value-type="float">
            <text:p>0,926115</text:p>
          </table:table-cell>
          <table:table-cell office:value-type="float" office:value="0.931708" calcext:value-type="float">
            <text:p>0,931708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63801" calcext:value-type="float">
            <text:p>0,8638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57621" calcext:value-type="float">
            <text:p>0,557621</text:p>
          </table:table-cell>
          <table:table-cell office:value-type="float" office:value="0.759362" calcext:value-type="float">
            <text:p>0,759362</text:p>
          </table:table-cell>
          <table:table-cell office:value-type="float" office:value="0.917496" calcext:value-type="float">
            <text:p>0,917496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40512" calcext:value-type="float">
            <text:p>0,940512</text:p>
          </table:table-cell>
          <table:table-cell table:number-columns-repeated="6" office:value-type="float" office:value="0.943371" calcext:value-type="float">
            <text:p>0,943371</text:p>
          </table:table-cell>
          <table:table-cell office:value-type="float" office:value="0.882054" calcext:value-type="float">
            <text:p>0,88205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406034" calcext:value-type="float">
            <text:p>0,406034</text:p>
          </table:table-cell>
          <table:table-cell office:value-type="float" office:value="0.881599" calcext:value-type="float">
            <text:p>0,881599</text:p>
          </table:table-cell>
          <table:table-cell office:value-type="float" office:value="0.921466" calcext:value-type="float">
            <text:p>0,921466</text:p>
          </table:table-cell>
          <table:table-cell office:value-type="float" office:value="0.933176" calcext:value-type="float">
            <text:p>0,933176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8025" calcext:value-type="float">
            <text:p>0,8802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90791" calcext:value-type="float">
            <text:p>0,590791</text:p>
          </table:table-cell>
          <table:table-cell office:value-type="float" office:value="0.654075" calcext:value-type="float">
            <text:p>0,654075</text:p>
          </table:table-cell>
          <table:table-cell office:value-type="float" office:value="0.884331" calcext:value-type="float">
            <text:p>0,884331</text:p>
          </table:table-cell>
          <table:table-cell office:value-type="float" office:value="0.928698" calcext:value-type="float">
            <text:p>0,928698</text:p>
          </table:table-cell>
          <table:table-cell office:value-type="float" office:value="0.939045" calcext:value-type="float">
            <text:p>0,939045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906637" calcext:value-type="float">
            <text:p>0,90663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509382" calcext:value-type="float">
            <text:p>0,509382</text:p>
          </table:table-cell>
          <table:table-cell office:value-type="float" office:value="0.879148" calcext:value-type="float">
            <text:p>0,879148</text:p>
          </table:table-cell>
          <table:table-cell office:value-type="float" office:value="0.936262" calcext:value-type="float">
            <text:p>0,936262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92839" calcext:value-type="float">
            <text:p>0,89283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0.550294" calcext:value-type="float">
            <text:p>0,550294</text:p>
          </table:table-cell>
          <table:table-cell office:value-type="float" office:value="0.73053" calcext:value-type="float">
            <text:p>0,73053</text:p>
          </table:table-cell>
          <table:table-cell office:value-type="float" office:value="0.910082" calcext:value-type="float">
            <text:p>0,910082</text:p>
          </table:table-cell>
          <table:table-cell office:value-type="float" office:value="0.939197" calcext:value-type="float">
            <text:p>0,939197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79033" calcext:value-type="float">
            <text:p>0,87903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548287" calcext:value-type="float">
            <text:p>0,548287</text:p>
          </table:table-cell>
          <table:table-cell office:value-type="float" office:value="0.791132" calcext:value-type="float">
            <text:p>0,791132</text:p>
          </table:table-cell>
          <table:table-cell office:value-type="float" office:value="0.936186" calcext:value-type="float">
            <text:p>0,936186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8792" calcext:value-type="float">
            <text:p>0,8879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525945" calcext:value-type="float">
            <text:p>0,525945</text:p>
          </table:table-cell>
          <table:table-cell office:value-type="float" office:value="0.642855" calcext:value-type="float">
            <text:p>0,642855</text:p>
          </table:table-cell>
          <table:table-cell office:value-type="float" office:value="0.870394" calcext:value-type="float">
            <text:p>0,870394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64279" calcext:value-type="float">
            <text:p>0,86427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480922" calcext:value-type="float">
            <text:p>0,480922</text:p>
          </table:table-cell>
          <table:table-cell office:value-type="float" office:value="0.666147" calcext:value-type="float">
            <text:p>0,666147</text:p>
          </table:table-cell>
          <table:table-cell office:value-type="float" office:value="0.845298" calcext:value-type="float">
            <text:p>0,845298</text:p>
          </table:table-cell>
          <table:table-cell office:value-type="float" office:value="0.935171" calcext:value-type="float">
            <text:p>0,935171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58776" calcext:value-type="float">
            <text:p>0,85877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603396" calcext:value-type="float">
            <text:p>0,603396</text:p>
          </table:table-cell>
          <table:table-cell office:value-type="float" office:value="0.669742" calcext:value-type="float">
            <text:p>0,669742</text:p>
          </table:table-cell>
          <table:table-cell table:number-columns-repeated="2" office:value-type="float" office:value="0.845298" calcext:value-type="float">
            <text:p>0,845298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62396" calcext:value-type="float">
            <text:p>0,86239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611531" calcext:value-type="float">
            <text:p>0,611531</text:p>
          </table:table-cell>
          <table:table-cell office:value-type="float" office:value="0.685136" calcext:value-type="float">
            <text:p>0,685136</text:p>
          </table:table-cell>
          <table:table-cell office:value-type="float" office:value="0.845298" calcext:value-type="float">
            <text:p>0,845298</text:p>
          </table:table-cell>
          <table:table-cell office:value-type="float" office:value="0.884527" calcext:value-type="float">
            <text:p>0,884527</text:p>
          </table:table-cell>
          <table:table-cell table:number-columns-repeated="7" office:value-type="float" office:value="0.943371" calcext:value-type="float">
            <text:p>0,943371</text:p>
          </table:table-cell>
          <table:table-cell office:value-type="float" office:value="0.868672" calcext:value-type="float">
            <text:p>0,86867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58657" calcext:value-type="float">
            <text:p>0,458657</text:p>
          </table:table-cell>
          <table:table-cell office:value-type="float" office:value="0.588866" calcext:value-type="float">
            <text:p>0,588866</text:p>
          </table:table-cell>
          <table:table-cell office:value-type="float" office:value="0.728835" calcext:value-type="float">
            <text:p>0,728835</text:p>
          </table:table-cell>
          <table:table-cell office:value-type="float" office:value="0.87472" calcext:value-type="float">
            <text:p>0,87472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79602" calcext:value-type="float">
            <text:p>0,87960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535642" calcext:value-type="float">
            <text:p>0,535642</text:p>
          </table:table-cell>
          <table:table-cell office:value-type="float" office:value="0.822005" calcext:value-type="float">
            <text:p>0,822005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890461" calcext:value-type="float">
            <text:p>0,890461</text:p>
          </table:table-cell>
          <table:table-cell>
            <draw:frame draw:z-index="0" draw:style-name="gr1" draw:text-style-name="P1" svg:width="22.348cm" svg:height="12.57cm" svg:x="0.059cm" svg:y="0cm">
              <draw:object draw:notify-on-update-of-ranges="mcc.A2:mcc.A201 mcc.C1:mcc.C1 mcc.C2:mcc.C201 mcc.D1:mcc.D1 mcc.D2:mcc.D201 mcc.E1:mcc.E1 mcc.E2:mcc.E201 mcc.F1:mcc.F1 mcc.F2:mcc.F201 mcc.G1:mcc.G1 mcc.G2:mcc.G201 mcc.H1:mcc.H1 mcc.H2:mcc.H201 mcc.I1:mcc.I1 mcc.I2:mcc.I201 mcc.J1:mcc.J1 mcc.J2:mcc.J201 mcc.K1:mcc.K1 mcc.K2:mcc.K201 mcc.L1:mcc.L1 mcc.L2:mcc.L201 mcc.M1:mcc.M1 mcc.M2:mcc.M201 mcc.N1:mcc.N1 mcc.N2:mcc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672853" calcext:value-type="float">
            <text:p>0,672853</text:p>
          </table:table-cell>
          <table:table-cell office:value-type="float" office:value="0.904142" calcext:value-type="float">
            <text:p>0,904142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12396" calcext:value-type="float">
            <text:p>0,91239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0.421682" calcext:value-type="float">
            <text:p>0,421682</text:p>
          </table:table-cell>
          <table:table-cell office:value-type="float" office:value="0.847655" calcext:value-type="float">
            <text:p>0,847655</text:p>
          </table:table-cell>
          <table:table-cell office:value-type="float" office:value="0.939144" calcext:value-type="float">
            <text:p>0,939144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81208" calcext:value-type="float">
            <text:p>0,88120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547715" calcext:value-type="float">
            <text:p>0,547715</text:p>
          </table:table-cell>
          <table:table-cell office:value-type="float" office:value="0.816498" calcext:value-type="float">
            <text:p>0,816498</text:p>
          </table:table-cell>
          <table:table-cell office:value-type="float" office:value="0.934742" calcext:value-type="float">
            <text:p>0,934742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90255" calcext:value-type="float">
            <text:p>0,89025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725661" calcext:value-type="float">
            <text:p>0,725661</text:p>
          </table:table-cell>
          <table:table-cell office:value-type="float" office:value="0.881479" calcext:value-type="float">
            <text:p>0,881479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15411" calcext:value-type="float">
            <text:p>0,91541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0.44735" calcext:value-type="float">
            <text:p>0,44735</text:p>
          </table:table-cell>
          <table:table-cell office:value-type="float" office:value="0.786205" calcext:value-type="float">
            <text:p>0,786205</text:p>
          </table:table-cell>
          <table:table-cell office:value-type="float" office:value="0.908856" calcext:value-type="float">
            <text:p>0,908856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874601" calcext:value-type="float">
            <text:p>0,87460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637116" calcext:value-type="float">
            <text:p>0,637116</text:p>
          </table:table-cell>
          <table:table-cell office:value-type="float" office:value="0.858817" calcext:value-type="float">
            <text:p>0,858817</text:p>
          </table:table-cell>
          <table:table-cell office:value-type="float" office:value="0.937677" calcext:value-type="float">
            <text:p>0,937677</text:p>
          </table:table-cell>
          <table:table-cell table:number-columns-repeated="8" office:value-type="float" office:value="0.943371" calcext:value-type="float">
            <text:p>0,943371</text:p>
          </table:table-cell>
          <table:table-cell office:value-type="float" office:value="0.90372" calcext:value-type="float">
            <text:p>0,903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598076" calcext:value-type="float">
            <text:p>0,598076</text:p>
          </table:table-cell>
          <table:table-cell office:value-type="float" office:value="0.871672" calcext:value-type="float">
            <text:p>0,871672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01671" calcext:value-type="float">
            <text:p>0,90167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578229" calcext:value-type="float">
            <text:p>0,578229</text:p>
          </table:table-cell>
          <table:table-cell office:value-type="float" office:value="0.919205" calcext:value-type="float">
            <text:p>0,919205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0444" calcext:value-type="float">
            <text:p>0,9044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647753" calcext:value-type="float">
            <text:p>0,647753</text:p>
          </table:table-cell>
          <table:table-cell office:value-type="float" office:value="0.880681" calcext:value-type="float">
            <text:p>0,880681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0754" calcext:value-type="float">
            <text:p>0,9075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62817" calcext:value-type="float">
            <text:p>0,62817</text:p>
          </table:table-cell>
          <table:table-cell office:value-type="float" office:value="0.851259" calcext:value-type="float">
            <text:p>0,851259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0264" calcext:value-type="float">
            <text:p>0,9026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.608167" calcext:value-type="float">
            <text:p>0,608167</text:p>
          </table:table-cell>
          <table:table-cell office:value-type="float" office:value="0.832416" calcext:value-type="float">
            <text:p>0,832416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898755" calcext:value-type="float">
            <text:p>0,89875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711443" calcext:value-type="float">
            <text:p>0,711443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0178" calcext:value-type="float">
            <text:p>0,92017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639851" calcext:value-type="float">
            <text:p>0,639851</text:p>
          </table:table-cell>
          <table:table-cell office:value-type="float" office:value="0.92239" calcext:value-type="float">
            <text:p>0,92239</text:p>
          </table:table-cell>
          <table:table-cell table:number-columns-repeated="9" office:value-type="float" office:value="0.943371" calcext:value-type="float">
            <text:p>0,943371</text:p>
          </table:table-cell>
          <table:table-cell office:value-type="float" office:value="0.910921" calcext:value-type="float">
            <text:p>0,91092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724742" calcext:value-type="float">
            <text:p>0,724742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1508" calcext:value-type="float">
            <text:p>0,92150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841864" calcext:value-type="float">
            <text:p>0,841864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3322" calcext:value-type="float">
            <text:p>0,9332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714952" calcext:value-type="float">
            <text:p>0,714952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0529" calcext:value-type="float">
            <text:p>0,92052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0.573068" calcext:value-type="float">
            <text:p>0,573068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0634" calcext:value-type="float">
            <text:p>0,9063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509494" calcext:value-type="float">
            <text:p>0,509494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899983" calcext:value-type="float">
            <text:p>0,89998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0.644579" calcext:value-type="float">
            <text:p>0,644579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13492" calcext:value-type="float">
            <text:p>0,9134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887" calcext:value-type="float">
            <text:p>0,5887</text:p>
          </table:table-cell>
          <table:table-cell office:value-type="float" office:value="0.803449" calcext:value-type="float">
            <text:p>0,803449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9379" calcext:value-type="float">
            <text:p>0,92937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0.749034" calcext:value-type="float">
            <text:p>0,749034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3937" calcext:value-type="float">
            <text:p>0,92393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0.682413" calcext:value-type="float">
            <text:p>0,682413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17275" calcext:value-type="float">
            <text:p>0,91727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849034" calcext:value-type="float">
            <text:p>0,849034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33937" calcext:value-type="float">
            <text:p>0,93393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838131" calcext:value-type="float">
            <text:p>0,838131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32847" calcext:value-type="float">
            <text:p>0,93284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35226" calcext:value-type="float">
            <text:p>0,535226</text:p>
          </table:table-cell>
          <table:table-cell office:value-type="float" office:value="0.786156" calcext:value-type="float">
            <text:p>0,786156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7649" calcext:value-type="float">
            <text:p>0,92764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0.711532" calcext:value-type="float">
            <text:p>0,711532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0187" calcext:value-type="float">
            <text:p>0,92018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42604" calcext:value-type="float">
            <text:p>0,842604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33294" calcext:value-type="float">
            <text:p>0,93329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907336" calcext:value-type="float">
            <text:p>0,907336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39767" calcext:value-type="float">
            <text:p>0,9397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706086" calcext:value-type="float">
            <text:p>0,706086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19642" calcext:value-type="float">
            <text:p>0,91964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0.505401" calcext:value-type="float">
            <text:p>0,505401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899574" calcext:value-type="float">
            <text:p>0,89957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84921" calcext:value-type="float">
            <text:p>0,084921</text:p>
          </table:table-cell>
          <table:table-cell office:value-type="float" office:value="0.772642" calcext:value-type="float">
            <text:p>0,772642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6298" calcext:value-type="float">
            <text:p>0,92629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167" calcext:value-type="float">
            <text:p>0,608167</text:p>
          </table:table-cell>
          <table:table-cell office:value-type="float" office:value="0.87633" calcext:value-type="float">
            <text:p>0,87633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36667" calcext:value-type="float">
            <text:p>0,936667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0.749034" calcext:value-type="float">
            <text:p>0,749034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3937" calcext:value-type="float">
            <text:p>0,92393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12372" calcext:value-type="float">
            <text:p>0,612372</text:p>
          </table:table-cell>
          <table:table-cell office:value-type="float" office:value="0.844071" calcext:value-type="float">
            <text:p>0,844071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33441" calcext:value-type="float">
            <text:p>0,93344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808219" calcext:value-type="float">
            <text:p>0,808219</text:p>
          </table:table-cell>
          <table:table-cell table:number-columns-repeated="10" office:value-type="float" office:value="0.943371" calcext:value-type="float">
            <text:p>0,943371</text:p>
          </table:table-cell>
          <table:table-cell office:value-type="float" office:value="0.929856" calcext:value-type="float">
            <text:p>0,9298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 style:data-style-name="N2" text:time-value="16:30:47.142848280"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6:30:54.500063110</dc:date>
    <meta:editing-duration>PT47S</meta:editing-duration>
    <meta:editing-cycles>2</meta:editing-cycles>
    <meta:generator>LibreOffice/7.6.4.1$Linux_X86_64 LibreOffice_project/60$Build-1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201 mcc.C1:mcc.N201" chart:data-source-has-labels="both" svg:x="1.457cm" svg:y="0.251cm" svg:width="17.567cm" svg:height="11.088cm">
          <chart:coordinate-region svg:x="2.29cm" svg:y="0.45cm" svg:width="16.734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20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201" chart:label-cell-address="mcc.C1:mcc.C1" chart:class="chart:line">
            <chart:data-point chart:repeated="200"/>
          </chart:series>
          <chart:series chart:style-name="ch9" chart:values-cell-range-address="mcc.D2:mcc.D201" chart:label-cell-address="mcc.D1:mcc.D1" chart:class="chart:line">
            <chart:data-point chart:repeated="200"/>
          </chart:series>
          <chart:series chart:style-name="ch10" chart:values-cell-range-address="mcc.E2:mcc.E201" chart:label-cell-address="mcc.E1:mcc.E1" chart:class="chart:line">
            <chart:data-point chart:repeated="200"/>
          </chart:series>
          <chart:series chart:style-name="ch11" chart:values-cell-range-address="mcc.F2:mcc.F201" chart:label-cell-address="mcc.F1:mcc.F1" chart:class="chart:line">
            <chart:data-point chart:repeated="200"/>
          </chart:series>
          <chart:series chart:style-name="ch12" chart:values-cell-range-address="mcc.G2:mcc.G201" chart:label-cell-address="mcc.G1:mcc.G1" chart:class="chart:line">
            <chart:data-point chart:repeated="200"/>
          </chart:series>
          <chart:series chart:style-name="ch13" chart:values-cell-range-address="mcc.H2:mcc.H201" chart:label-cell-address="mcc.H1:mcc.H1" chart:class="chart:line">
            <chart:data-point chart:repeated="200"/>
          </chart:series>
          <chart:series chart:style-name="ch14" chart:values-cell-range-address="mcc.I2:mcc.I201" chart:label-cell-address="mcc.I1:mcc.I1" chart:class="chart:line">
            <chart:data-point chart:repeated="200"/>
          </chart:series>
          <chart:series chart:style-name="ch15" chart:values-cell-range-address="mcc.J2:mcc.J201" chart:label-cell-address="mcc.J1:mcc.J1" chart:class="chart:line">
            <chart:data-point chart:repeated="200"/>
          </chart:series>
          <chart:series chart:style-name="ch16" chart:values-cell-range-address="mcc.K2:mcc.K201" chart:label-cell-address="mcc.K1:mcc.K1" chart:class="chart:line">
            <chart:data-point chart:repeated="200"/>
          </chart:series>
          <chart:series chart:style-name="ch17" chart:values-cell-range-address="mcc.L2:mcc.L201" chart:label-cell-address="mcc.L1:mcc.L1" chart:class="chart:line">
            <chart:data-point chart:repeated="200"/>
          </chart:series>
          <chart:series chart:style-name="ch18" chart:values-cell-range-address="mcc.M2:mcc.M201" chart:label-cell-address="mcc.M1:mcc.M1" chart:class="chart:line">
            <chart:data-point chart:repeated="200"/>
          </chart:series>
          <chart:series chart:style-name="ch19" chart:values-cell-range-address="mcc.N2:mcc.N201" chart:label-cell-address="mcc.N1:mcc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201</svg:desc>
                </draw:g>
              </table:table-cell>
              <table:table-cell office:value-type="float" office:value="-1">
                <text:p>-1</text:p>
                <draw:g>
                  <svg:desc>mcc.C2:mcc.C201</svg:desc>
                </draw:g>
              </table:table-cell>
              <table:table-cell office:value-type="float" office:value="-1">
                <text:p>-1</text:p>
                <draw:g>
                  <svg:desc>mcc.D2:mcc.D201</svg:desc>
                </draw:g>
              </table:table-cell>
              <table:table-cell office:value-type="float" office:value="-1">
                <text:p>-1</text:p>
                <draw:g>
                  <svg:desc>mcc.E2:mcc.E201</svg:desc>
                </draw:g>
              </table:table-cell>
              <table:table-cell office:value-type="float" office:value="-1">
                <text:p>-1</text:p>
                <draw:g>
                  <svg:desc>mcc.F2:mcc.F201</svg:desc>
                </draw:g>
              </table:table-cell>
              <table:table-cell office:value-type="float" office:value="-1">
                <text:p>-1</text:p>
                <draw:g>
                  <svg:desc>mcc.G2:mcc.G201</svg:desc>
                </draw:g>
              </table:table-cell>
              <table:table-cell office:value-type="float" office:value="-1">
                <text:p>-1</text:p>
                <draw:g>
                  <svg:desc>mcc.H2:mcc.H201</svg:desc>
                </draw:g>
              </table:table-cell>
              <table:table-cell office:value-type="float" office:value="-1">
                <text:p>-1</text:p>
                <draw:g>
                  <svg:desc>mcc.I2:mcc.I201</svg:desc>
                </draw:g>
              </table:table-cell>
              <table:table-cell office:value-type="float" office:value="-1">
                <text:p>-1</text:p>
                <draw:g>
                  <svg:desc>mcc.J2:mcc.J201</svg:desc>
                </draw:g>
              </table:table-cell>
              <table:table-cell office:value-type="float" office:value="-0.430164">
                <text:p>-0.430164</text:p>
                <draw:g>
                  <svg:desc>mcc.K2:mcc.K201</svg:desc>
                </draw:g>
              </table:table-cell>
              <table:table-cell office:value-type="float" office:value="0.248424">
                <text:p>0.248424</text:p>
                <draw:g>
                  <svg:desc>mcc.L2:mcc.L201</svg:desc>
                </draw:g>
              </table:table-cell>
              <table:table-cell office:value-type="float" office:value="0.612372">
                <text:p>0.612372</text:p>
                <draw:g>
                  <svg:desc>mcc.M2:mcc.M201</svg:desc>
                </draw:g>
              </table:table-cell>
              <table:table-cell office:value-type="float" office:value="-0.818174">
                <text:p>-0.818174</text:p>
                <draw:g>
                  <svg:desc>mcc.N2:mcc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61237">
                <text:p>-0.961237</text:p>
              </table:table-cell>
              <table:table-cell office:value-type="float" office:value="-0.316173">
                <text:p>-0.316173</text:p>
              </table:table-cell>
              <table:table-cell office:value-type="float" office:value="-0.007051">
                <text:p>-0.007051</text:p>
              </table:table-cell>
              <table:table-cell office:value-type="float" office:value="0">
                <text:p>0</text:p>
              </table:table-cell>
              <table:table-cell office:value-type="float" office:value="0.025476">
                <text:p>0.025476</text:p>
              </table:table-cell>
              <table:table-cell office:value-type="float" office:value="0.261229">
                <text:p>0.261229</text:p>
              </table:table-cell>
              <table:table-cell office:value-type="float" office:value="0.507135">
                <text:p>0.5071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187825">
                <text:p>-0.1878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93384">
                <text:p>-0.793384</text:p>
              </table:table-cell>
              <table:table-cell office:value-type="float" office:value="-0.03841">
                <text:p>-0.03841</text:p>
              </table:table-cell>
              <table:table-cell office:value-type="float" office:value="0">
                <text:p>0</text:p>
              </table:table-cell>
              <table:table-cell office:value-type="float" office:value="0.036349">
                <text:p>0.036349</text:p>
              </table:table-cell>
              <table:table-cell office:value-type="float" office:value="0.318598">
                <text:p>0.318598</text:p>
              </table:table-cell>
              <table:table-cell office:value-type="float" office:value="0.481813">
                <text:p>0.481813</text:p>
              </table:table-cell>
              <table:table-cell office:value-type="float" office:value="0.587681">
                <text:p>0.5876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079498">
                <text:p>-0.0794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08115">
                <text:p>-0.108115</text:p>
              </table:table-cell>
              <table:table-cell office:value-type="float" office:value="0.016984">
                <text:p>0.016984</text:p>
              </table:table-cell>
              <table:table-cell office:value-type="float" office:value="0.23856">
                <text:p>0.23856</text:p>
              </table:table-cell>
              <table:table-cell office:value-type="float" office:value="0.457312">
                <text:p>0.457312</text:p>
              </table:table-cell>
              <table:table-cell office:value-type="float" office:value="0.522353">
                <text:p>0.522353</text:p>
              </table:table-cell>
              <table:table-cell office:value-type="float" office:value="0.611564">
                <text:p>0.6115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09634">
                <text:p>0.096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868587">
                <text:p>-0.868587</text:p>
              </table:table-cell>
              <table:table-cell office:value-type="float" office:value="-0.005249">
                <text:p>-0.005249</text:p>
              </table:table-cell>
              <table:table-cell office:value-type="float" office:value="0.074686">
                <text:p>0.074686</text:p>
              </table:table-cell>
              <table:table-cell office:value-type="float" office:value="0.32211">
                <text:p>0.32211</text:p>
              </table:table-cell>
              <table:table-cell office:value-type="float" office:value="0.472676">
                <text:p>0.472676</text:p>
              </table:table-cell>
              <table:table-cell office:value-type="float" office:value="0.547407">
                <text:p>0.54740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138016">
                <text:p>0.1380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905249">
                <text:p>-0.905249</text:p>
              </table:table-cell>
              <table:table-cell office:value-type="float" office:value="0.001738">
                <text:p>0.001738</text:p>
              </table:table-cell>
              <table:table-cell office:value-type="float" office:value="0.122702">
                <text:p>0.122702</text:p>
              </table:table-cell>
              <table:table-cell office:value-type="float" office:value="0.364716">
                <text:p>0.364716</text:p>
              </table:table-cell>
              <table:table-cell office:value-type="float" office:value="0.51032">
                <text:p>0.51032</text:p>
              </table:table-cell>
              <table:table-cell office:value-type="float" office:value="0.606738">
                <text:p>0.60673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153808">
                <text:p>0.1538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616868">
                <text:p>-0.616868</text:p>
              </table:table-cell>
              <table:table-cell office:value-type="float" office:value="0">
                <text:p>0</text:p>
              </table:table-cell>
              <table:table-cell office:value-type="float" office:value="0.029101">
                <text:p>0.029101</text:p>
              </table:table-cell>
              <table:table-cell office:value-type="float" office:value="0.184069">
                <text:p>0.184069</text:p>
              </table:table-cell>
              <table:table-cell office:value-type="float" office:value="0.43688">
                <text:p>0.43688</text:p>
              </table:table-cell>
              <table:table-cell office:value-type="float" office:value="0.585398">
                <text:p>0.5853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14557">
                <text:p>0.145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911619">
                <text:p>-0.911619</text:p>
              </table:table-cell>
              <table:table-cell office:value-type="float" office:value="0">
                <text:p>0</text:p>
              </table:table-cell>
              <table:table-cell office:value-type="float" office:value="0.027366">
                <text:p>0.027366</text:p>
              </table:table-cell>
              <table:table-cell office:value-type="float" office:value="0.269887">
                <text:p>0.269887</text:p>
              </table:table-cell>
              <table:table-cell office:value-type="float" office:value="0.487149">
                <text:p>0.487149</text:p>
              </table:table-cell>
              <table:table-cell office:value-type="float" office:value="0.584141">
                <text:p>0.5841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8385">
                <text:p>0.638385</text:p>
              </table:table-cell>
              <table:table-cell office:value-type="float" office:value="0.872498">
                <text:p>0.872498</text:p>
              </table:table-cell>
              <table:table-cell office:value-type="float" office:value="0.132005">
                <text:p>0.1320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911619">
                <text:p>-0.911619</text:p>
              </table:table-cell>
              <table:table-cell office:value-type="float" office:value="0">
                <text:p>0</text:p>
              </table:table-cell>
              <table:table-cell office:value-type="float" office:value="0.283589">
                <text:p>0.283589</text:p>
              </table:table-cell>
              <table:table-cell office:value-type="float" office:value="0.475347">
                <text:p>0.475347</text:p>
              </table:table-cell>
              <table:table-cell office:value-type="float" office:value="0.567043">
                <text:p>0.567043</text:p>
              </table:table-cell>
              <table:table-cell office:value-type="float" office:value="0.603814">
                <text:p>0.6038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4397">
                <text:p>0.664397</text:p>
              </table:table-cell>
              <table:table-cell office:value-type="float" office:value="0.872498">
                <text:p>0.872498</text:p>
              </table:table-cell>
              <table:table-cell office:value-type="float" office:value="0.190732">
                <text:p>0.1907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661237">
                <text:p>-0.661237</text:p>
              </table:table-cell>
              <table:table-cell office:value-type="float" office:value="0.092544">
                <text:p>0.092544</text:p>
              </table:table-cell>
              <table:table-cell office:value-type="float" office:value="0.359684">
                <text:p>0.359684</text:p>
              </table:table-cell>
              <table:table-cell office:value-type="float" office:value="0.545053">
                <text:p>0.545053</text:p>
              </table:table-cell>
              <table:table-cell office:value-type="float" office:value="0.601189">
                <text:p>0.60118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2184">
                <text:p>0.692184</text:p>
              </table:table-cell>
              <table:table-cell office:value-type="float" office:value="0.872498">
                <text:p>0.872498</text:p>
              </table:table-cell>
              <table:table-cell office:value-type="float" office:value="0.246653">
                <text:p>0.2466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178208">
                <text:p>-0.178208</text:p>
              </table:table-cell>
              <table:table-cell office:value-type="float" office:value="0.183496">
                <text:p>0.183496</text:p>
              </table:table-cell>
              <table:table-cell office:value-type="float" office:value="0.435446">
                <text:p>0.435446</text:p>
              </table:table-cell>
              <table:table-cell office:value-type="float" office:value="0.567356">
                <text:p>0.567356</text:p>
              </table:table-cell>
              <table:table-cell office:value-type="float" office:value="0.606554">
                <text:p>0.6065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4389">
                <text:p>0.724389</text:p>
              </table:table-cell>
              <table:table-cell office:value-type="float" office:value="0.872498">
                <text:p>0.872498</text:p>
              </table:table-cell>
              <table:table-cell office:value-type="float" office:value="0.317615">
                <text:p>0.317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081278">
                <text:p>-0.081278</text:p>
              </table:table-cell>
              <table:table-cell office:value-type="float" office:value="0.324085">
                <text:p>0.324085</text:p>
              </table:table-cell>
              <table:table-cell office:value-type="float" office:value="0.552693">
                <text:p>0.552693</text:p>
              </table:table-cell>
              <table:table-cell office:value-type="float" office:value="0.598776">
                <text:p>0.598776</text:p>
              </table:table-cell>
              <table:table-cell office:value-type="float" office:value="0.610302">
                <text:p>0.6103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5108">
                <text:p>0.725108</text:p>
              </table:table-cell>
              <table:table-cell office:value-type="float" office:value="0.872498">
                <text:p>0.872498</text:p>
              </table:table-cell>
              <table:table-cell office:value-type="float" office:value="0.35668">
                <text:p>0.356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2">
                <text:p>-0.2</text:p>
              </table:table-cell>
              <table:table-cell office:value-type="float" office:value="0.114868">
                <text:p>0.114868</text:p>
              </table:table-cell>
              <table:table-cell office:value-type="float" office:value="0.433948">
                <text:p>0.433948</text:p>
              </table:table-cell>
              <table:table-cell office:value-type="float" office:value="0.577568">
                <text:p>0.577568</text:p>
              </table:table-cell>
              <table:table-cell office:value-type="float" office:value="0.60702">
                <text:p>0.607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2615">
                <text:p>0.722615</text:p>
              </table:table-cell>
              <table:table-cell office:value-type="float" office:value="0.872498">
                <text:p>0.872498</text:p>
              </table:table-cell>
              <table:table-cell office:value-type="float" office:value="0.309314">
                <text:p>0.3093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9">
                <text:p>-0.9</text:p>
              </table:table-cell>
              <table:table-cell office:value-type="float" office:value="0.020538">
                <text:p>0.020538</text:p>
              </table:table-cell>
              <table:table-cell office:value-type="float" office:value="0.193234">
                <text:p>0.193234</text:p>
              </table:table-cell>
              <table:table-cell office:value-type="float" office:value="0.480662">
                <text:p>0.480662</text:p>
              </table:table-cell>
              <table:table-cell office:value-type="float" office:value="0.596995">
                <text:p>0.59699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422">
                <text:p>0.716422</text:p>
              </table:table-cell>
              <table:table-cell office:value-type="float" office:value="0.872498">
                <text:p>0.872498</text:p>
              </table:table-cell>
              <table:table-cell office:value-type="float" office:value="0.355734">
                <text:p>0.3557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-0.109624">
                <text:p>-0.109624</text:p>
              </table:table-cell>
              <table:table-cell office:value-type="float" office:value="0.34644">
                <text:p>0.34644</text:p>
              </table:table-cell>
              <table:table-cell office:value-type="float" office:value="0.549986">
                <text:p>0.549986</text:p>
              </table:table-cell>
              <table:table-cell office:value-type="float" office:value="0.605242">
                <text:p>0.6052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422">
                <text:p>0.716422</text:p>
              </table:table-cell>
              <table:table-cell office:value-type="float" office:value="0.872498">
                <text:p>0.872498</text:p>
              </table:table-cell>
              <table:table-cell office:value-type="float" office:value="0.355796">
                <text:p>0.3557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9">
                <text:p>-0.9</text:p>
              </table:table-cell>
              <table:table-cell office:value-type="float" office:value="0.125581">
                <text:p>0.125581</text:p>
              </table:table-cell>
              <table:table-cell office:value-type="float" office:value="0.505969">
                <text:p>0.505969</text:p>
              </table:table-cell>
              <table:table-cell office:value-type="float" office:value="0.599259">
                <text:p>0.599259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9753">
                <text:p>0.759753</text:p>
              </table:table-cell>
              <table:table-cell office:value-type="float" office:value="0.872498">
                <text:p>0.872498</text:p>
              </table:table-cell>
              <table:table-cell office:value-type="float" office:value="0.4152">
                <text:p>0.41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7">
                <text:p>-0.7</text:p>
              </table:table-cell>
              <table:table-cell office:value-type="float" office:value="0.283893">
                <text:p>0.283893</text:p>
              </table:table-cell>
              <table:table-cell office:value-type="float" office:value="0.562686">
                <text:p>0.562686</text:p>
              </table:table-cell>
              <table:table-cell office:value-type="float" office:value="0.596704">
                <text:p>0.596704</text:p>
              </table:table-cell>
              <table:table-cell office:value-type="float" office:value="0.607084">
                <text:p>0.60708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8088">
                <text:p>0.738088</text:p>
              </table:table-cell>
              <table:table-cell office:value-type="float" office:value="0.872498">
                <text:p>0.872498</text:p>
              </table:table-cell>
              <table:table-cell office:value-type="float" office:value="0.453794">
                <text:p>0.4537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0.078256">
                <text:p>-0.078256</text:p>
              </table:table-cell>
              <table:table-cell office:value-type="float" office:value="0.498426">
                <text:p>0.498426</text:p>
              </table:table-cell>
              <table:table-cell office:value-type="float" office:value="0.592491">
                <text:p>0.592491</text:p>
              </table:table-cell>
              <table:table-cell office:value-type="float" office:value="0.605498">
                <text:p>0.6054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8088">
                <text:p>0.738088</text:p>
              </table:table-cell>
              <table:table-cell office:value-type="float" office:value="0.872498">
                <text:p>0.872498</text:p>
              </table:table-cell>
              <table:table-cell office:value-type="float" office:value="0.380574">
                <text:p>0.3805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89719">
                <text:p>-0.589719</text:p>
              </table:table-cell>
              <table:table-cell office:value-type="float" office:value="0.307337">
                <text:p>0.307337</text:p>
              </table:table-cell>
              <table:table-cell office:value-type="float" office:value="0.565578">
                <text:p>0.565578</text:p>
              </table:table-cell>
              <table:table-cell office:value-type="float" office:value="0.601094">
                <text:p>0.60109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422">
                <text:p>0.716422</text:p>
              </table:table-cell>
              <table:table-cell office:value-type="float" office:value="0.872498">
                <text:p>0.872498</text:p>
              </table:table-cell>
              <table:table-cell office:value-type="float" office:value="0.466258">
                <text:p>0.4662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74327">
                <text:p>-0.474327</text:p>
              </table:table-cell>
              <table:table-cell office:value-type="float" office:value="0.395561">
                <text:p>0.395561</text:p>
              </table:table-cell>
              <table:table-cell office:value-type="float" office:value="0.5886">
                <text:p>0.5886</text:p>
              </table:table-cell>
              <table:table-cell office:value-type="float" office:value="0.6009">
                <text:p>0.6009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6892">
                <text:p>0.736892</text:p>
              </table:table-cell>
              <table:table-cell office:value-type="float" office:value="0.872498">
                <text:p>0.872498</text:p>
              </table:table-cell>
              <table:table-cell office:value-type="float" office:value="0.490907">
                <text:p>0.4909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589647">
                <text:p>-0.589647</text:p>
              </table:table-cell>
              <table:table-cell office:value-type="float" office:value="0.229785">
                <text:p>0.229785</text:p>
              </table:table-cell>
              <table:table-cell office:value-type="float" office:value="0.569425">
                <text:p>0.569425</text:p>
              </table:table-cell>
              <table:table-cell office:value-type="float" office:value="0.604352">
                <text:p>0.6043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462">
                <text:p>0.699462</text:p>
              </table:table-cell>
              <table:table-cell office:value-type="float" office:value="0.872498">
                <text:p>0.872498</text:p>
              </table:table-cell>
              <table:table-cell office:value-type="float" office:value="0.457524">
                <text:p>0.45752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343712">
                <text:p>-0.343712</text:p>
              </table:table-cell>
              <table:table-cell office:value-type="float" office:value="0.547841">
                <text:p>0.547841</text:p>
              </table:table-cell>
              <table:table-cell office:value-type="float" office:value="0.599922">
                <text:p>0.599922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8018">
                <text:p>0.708018</text:p>
              </table:table-cell>
              <table:table-cell office:value-type="float" office:value="0.872498">
                <text:p>0.872498</text:p>
              </table:table-cell>
              <table:table-cell office:value-type="float" office:value="0.518546">
                <text:p>0.5185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6">
                <text:p>-0.6</text:p>
              </table:table-cell>
              <table:table-cell office:value-type="float" office:value="0.340184">
                <text:p>0.340184</text:p>
              </table:table-cell>
              <table:table-cell office:value-type="float" office:value="0.586136">
                <text:p>0.586136</text:p>
              </table:table-cell>
              <table:table-cell office:value-type="float" office:value="0.607202">
                <text:p>0.6072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267">
                <text:p>0.742267</text:p>
              </table:table-cell>
              <table:table-cell office:value-type="float" office:value="0.872498">
                <text:p>0.872498</text:p>
              </table:table-cell>
              <table:table-cell office:value-type="float" office:value="0.473765">
                <text:p>0.4737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8">
                <text:p>-0.8</text:p>
              </table:table-cell>
              <table:table-cell office:value-type="float" office:value="0.364977">
                <text:p>0.364977</text:p>
              </table:table-cell>
              <table:table-cell office:value-type="float" office:value="0.581713">
                <text:p>0.581713</text:p>
              </table:table-cell>
              <table:table-cell office:value-type="float" office:value="0.594125">
                <text:p>0.59412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134">
                <text:p>0.742134</text:p>
              </table:table-cell>
              <table:table-cell office:value-type="float" office:value="0.872498">
                <text:p>0.872498</text:p>
              </table:table-cell>
              <table:table-cell office:value-type="float" office:value="0.454481">
                <text:p>0.4544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41614">
                <text:p>-0.041614</text:p>
              </table:table-cell>
              <table:table-cell office:value-type="float" office:value="0.531303">
                <text:p>0.531303</text:p>
              </table:table-cell>
              <table:table-cell office:value-type="float" office:value="0.586075">
                <text:p>0.586075</text:p>
              </table:table-cell>
              <table:table-cell office:value-type="float" office:value="0.608094">
                <text:p>0.60809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7121">
                <text:p>0.747121</text:p>
              </table:table-cell>
              <table:table-cell office:value-type="float" office:value="0.872498">
                <text:p>0.872498</text:p>
              </table:table-cell>
              <table:table-cell office:value-type="float" office:value="0.549284">
                <text:p>0.5492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652281">
                <text:p>-0.652281</text:p>
              </table:table-cell>
              <table:table-cell office:value-type="float" office:value="0.543974">
                <text:p>0.543974</text:p>
              </table:table-cell>
              <table:table-cell office:value-type="float" office:value="0.587432">
                <text:p>0.587432</text:p>
              </table:table-cell>
              <table:table-cell office:value-type="float" office:value="0.608356">
                <text:p>0.6083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053">
                <text:p>0.74053</text:p>
              </table:table-cell>
              <table:table-cell office:value-type="float" office:value="0.872498">
                <text:p>0.872498</text:p>
              </table:table-cell>
              <table:table-cell office:value-type="float" office:value="0.488987">
                <text:p>0.4889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167461">
                <text:p>-0.167461</text:p>
              </table:table-cell>
              <table:table-cell office:value-type="float" office:value="0.574538">
                <text:p>0.574538</text:p>
              </table:table-cell>
              <table:table-cell office:value-type="float" office:value="0.585952">
                <text:p>0.585952</text:p>
              </table:table-cell>
              <table:table-cell office:value-type="float" office:value="0.605247">
                <text:p>0.60524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7859">
                <text:p>0.707859</text:p>
              </table:table-cell>
              <table:table-cell office:value-type="float" office:value="0.872498">
                <text:p>0.872498</text:p>
              </table:table-cell>
              <table:table-cell office:value-type="float" office:value="0.5368">
                <text:p>0.53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308515">
                <text:p>-0.308515</text:p>
              </table:table-cell>
              <table:table-cell office:value-type="float" office:value="0.413009">
                <text:p>0.413009</text:p>
              </table:table-cell>
              <table:table-cell office:value-type="float" office:value="0.582721">
                <text:p>0.582721</text:p>
              </table:table-cell>
              <table:table-cell office:value-type="float" office:value="0.600012">
                <text:p>0.600012</text:p>
              </table:table-cell>
              <table:table-cell office:value-type="float" office:value="0.61069">
                <text:p>0.610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4646">
                <text:p>0.704646</text:p>
              </table:table-cell>
              <table:table-cell office:value-type="float" office:value="0.872498">
                <text:p>0.872498</text:p>
              </table:table-cell>
              <table:table-cell office:value-type="float" office:value="0.505205">
                <text:p>0.5052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262377">
                <text:p>-0.262377</text:p>
              </table:table-cell>
              <table:table-cell office:value-type="float" office:value="0.498821">
                <text:p>0.498821</text:p>
              </table:table-cell>
              <table:table-cell office:value-type="float" office:value="0.595415">
                <text:p>0.595415</text:p>
              </table:table-cell>
              <table:table-cell office:value-type="float" office:value="0.609429">
                <text:p>0.6094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4646">
                <text:p>0.704646</text:p>
              </table:table-cell>
              <table:table-cell office:value-type="float" office:value="0.872498">
                <text:p>0.872498</text:p>
              </table:table-cell>
              <table:table-cell office:value-type="float" office:value="0.52078">
                <text:p>0.520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301085">
                <text:p>-0.301085</text:p>
              </table:table-cell>
              <table:table-cell office:value-type="float" office:value="0.526616">
                <text:p>0.526616</text:p>
              </table:table-cell>
              <table:table-cell office:value-type="float" office:value="0.603623">
                <text:p>0.6036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41">
                <text:p>0.69041</text:p>
              </table:table-cell>
              <table:table-cell office:value-type="float" office:value="0.872498">
                <text:p>0.872498</text:p>
              </table:table-cell>
              <table:table-cell office:value-type="float" office:value="0.51938">
                <text:p>0.519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93359">
                <text:p>-0.393359</text:p>
              </table:table-cell>
              <table:table-cell office:value-type="float" office:value="0.546744">
                <text:p>0.546744</text:p>
              </table:table-cell>
              <table:table-cell office:value-type="float" office:value="0.61027">
                <text:p>0.610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0016">
                <text:p>0.750016</text:p>
              </table:table-cell>
              <table:table-cell office:value-type="float" office:value="0.872498">
                <text:p>0.872498</text:p>
              </table:table-cell>
              <table:table-cell office:value-type="float" office:value="0.51879">
                <text:p>0.5187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230247">
                <text:p>-0.230247</text:p>
              </table:table-cell>
              <table:table-cell office:value-type="float" office:value="0.599742">
                <text:p>0.5997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8599">
                <text:p>0.788599</text:p>
              </table:table-cell>
              <table:table-cell office:value-type="float" office:value="0.872498">
                <text:p>0.872498</text:p>
              </table:table-cell>
              <table:table-cell office:value-type="float" office:value="0.54447">
                <text:p>0.544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37085">
                <text:p>0.237085</text:p>
              </table:table-cell>
              <table:table-cell office:value-type="float" office:value="0.599977">
                <text:p>0.59997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6967">
                <text:p>0.706967</text:p>
              </table:table-cell>
              <table:table-cell office:value-type="float" office:value="0.872498">
                <text:p>0.872498</text:p>
              </table:table-cell>
              <table:table-cell office:value-type="float" office:value="0.583064">
                <text:p>0.5830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464555">
                <text:p>-0.464555</text:p>
              </table:table-cell>
              <table:table-cell office:value-type="float" office:value="0.596943">
                <text:p>0.596943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41">
                <text:p>0.69041</text:p>
              </table:table-cell>
              <table:table-cell office:value-type="float" office:value="0.872498">
                <text:p>0.872498</text:p>
              </table:table-cell>
              <table:table-cell office:value-type="float" office:value="0.510856">
                <text:p>0.5108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783016">
                <text:p>-0.783016</text:p>
              </table:table-cell>
              <table:table-cell office:value-type="float" office:value="0.522816">
                <text:p>0.522816</text:p>
              </table:table-cell>
              <table:table-cell office:value-type="float" office:value="0.609461">
                <text:p>0.6094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1349">
                <text:p>0.731349</text:p>
              </table:table-cell>
              <table:table-cell office:value-type="float" office:value="0.872498">
                <text:p>0.872498</text:p>
              </table:table-cell>
              <table:table-cell office:value-type="float" office:value="0.475484">
                <text:p>0.4754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331928">
                <text:p>-0.331928</text:p>
              </table:table-cell>
              <table:table-cell office:value-type="float" office:value="0.605066">
                <text:p>0.60506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4028">
                <text:p>0.734028</text:p>
              </table:table-cell>
              <table:table-cell office:value-type="float" office:value="0.872498">
                <text:p>0.872498</text:p>
              </table:table-cell>
              <table:table-cell office:value-type="float" office:value="0.529377">
                <text:p>0.5293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6159">
                <text:p>0.06159</text:p>
              </table:table-cell>
              <table:table-cell office:value-type="float" office:value="0.608653">
                <text:p>0.6086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422">
                <text:p>0.716422</text:p>
              </table:table-cell>
              <table:table-cell office:value-type="float" office:value="0.872498">
                <text:p>0.872498</text:p>
              </table:table-cell>
              <table:table-cell office:value-type="float" office:value="0.567327">
                <text:p>0.56732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06542">
                <text:p>0.206542</text:p>
              </table:table-cell>
              <table:table-cell office:value-type="float" office:value="0.599076">
                <text:p>0.5990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968">
                <text:p>0.742968</text:p>
              </table:table-cell>
              <table:table-cell office:value-type="float" office:value="0.872498">
                <text:p>0.872498</text:p>
              </table:table-cell>
              <table:table-cell office:value-type="float" office:value="0.583519">
                <text:p>0.5835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552953">
                <text:p>-0.552953</text:p>
              </table:table-cell>
              <table:table-cell office:value-type="float" office:value="0.552755">
                <text:p>0.552755</text:p>
              </table:table-cell>
              <table:table-cell office:value-type="float" office:value="0.605314">
                <text:p>0.6053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4197">
                <text:p>0.744197</text:p>
              </table:table-cell>
              <table:table-cell office:value-type="float" office:value="0.872498">
                <text:p>0.872498</text:p>
              </table:table-cell>
              <table:table-cell office:value-type="float" office:value="0.502355">
                <text:p>0.5023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03052">
                <text:p>-0.03052</text:p>
              </table:table-cell>
              <table:table-cell office:value-type="float" office:value="0.602414">
                <text:p>0.6024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5078">
                <text:p>0.745078</text:p>
              </table:table-cell>
              <table:table-cell office:value-type="float" office:value="0.872498">
                <text:p>0.872498</text:p>
              </table:table-cell>
              <table:table-cell office:value-type="float" office:value="0.560358">
                <text:p>0.5603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765531">
                <text:p>-0.765531</text:p>
              </table:table-cell>
              <table:table-cell office:value-type="float" office:value="0.555746">
                <text:p>0.555746</text:p>
              </table:table-cell>
              <table:table-cell office:value-type="float" office:value="0.603227">
                <text:p>0.603227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0209">
                <text:p>0.770209</text:p>
              </table:table-cell>
              <table:table-cell office:value-type="float" office:value="0.872498">
                <text:p>0.872498</text:p>
              </table:table-cell>
              <table:table-cell office:value-type="float" office:value="0.483705">
                <text:p>0.48370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363687">
                <text:p>-0.363687</text:p>
              </table:table-cell>
              <table:table-cell office:value-type="float" office:value="0.549891">
                <text:p>0.549891</text:p>
              </table:table-cell>
              <table:table-cell office:value-type="float" office:value="0.598014">
                <text:p>0.598014</text:p>
              </table:table-cell>
              <table:table-cell office:value-type="float" office:value="0.610385">
                <text:p>0.61038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253">
                <text:p>0.613253</text:p>
              </table:table-cell>
              <table:table-cell office:value-type="float" office:value="0.783471">
                <text:p>0.783471</text:p>
              </table:table-cell>
              <table:table-cell office:value-type="float" office:value="0.872498">
                <text:p>0.872498</text:p>
              </table:table-cell>
              <table:table-cell office:value-type="float" office:value="0.524082">
                <text:p>0.5240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168522">
                <text:p>-0.168522</text:p>
              </table:table-cell>
              <table:table-cell office:value-type="float" office:value="0.58444">
                <text:p>0.58444</text:p>
              </table:table-cell>
              <table:table-cell office:value-type="float" office:value="0.606359">
                <text:p>0.60635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0028">
                <text:p>0.730028</text:p>
              </table:table-cell>
              <table:table-cell office:value-type="float" office:value="0.872498">
                <text:p>0.872498</text:p>
              </table:table-cell>
              <table:table-cell office:value-type="float" office:value="0.542654">
                <text:p>0.5426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43595">
                <text:p>-0.43595</text:p>
              </table:table-cell>
              <table:table-cell office:value-type="float" office:value="0.55806">
                <text:p>0.55806</text:p>
              </table:table-cell>
              <table:table-cell office:value-type="float" office:value="0.599627">
                <text:p>0.599627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9958">
                <text:p>0.719958</text:p>
              </table:table-cell>
              <table:table-cell office:value-type="float" office:value="0.872498">
                <text:p>0.872498</text:p>
              </table:table-cell>
              <table:table-cell office:value-type="float" office:value="0.511551">
                <text:p>0.5115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254132">
                <text:p>-0.254132</text:p>
              </table:table-cell>
              <table:table-cell office:value-type="float" office:value="0.544799">
                <text:p>0.544799</text:p>
              </table:table-cell>
              <table:table-cell office:value-type="float" office:value="0.597952">
                <text:p>0.597952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2184">
                <text:p>0.692184</text:p>
              </table:table-cell>
              <table:table-cell office:value-type="float" office:value="0.872498">
                <text:p>0.872498</text:p>
              </table:table-cell>
              <table:table-cell office:value-type="float" office:value="0.525462">
                <text:p>0.5254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467385">
                <text:p>-0.467385</text:p>
              </table:table-cell>
              <table:table-cell office:value-type="float" office:value="0.538252">
                <text:p>0.538252</text:p>
              </table:table-cell>
              <table:table-cell office:value-type="float" office:value="0.600747">
                <text:p>0.60074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41">
                <text:p>0.69041</text:p>
              </table:table-cell>
              <table:table-cell office:value-type="float" office:value="0.872498">
                <text:p>0.872498</text:p>
              </table:table-cell>
              <table:table-cell office:value-type="float" office:value="0.503626">
                <text:p>0.5036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076804">
                <text:p>-0.076804</text:p>
              </table:table-cell>
              <table:table-cell office:value-type="float" office:value="0.596094">
                <text:p>0.59609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422">
                <text:p>0.716422</text:p>
              </table:table-cell>
              <table:table-cell office:value-type="float" office:value="0.872498">
                <text:p>0.872498</text:p>
              </table:table-cell>
              <table:table-cell office:value-type="float" office:value="0.552232">
                <text:p>0.552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305387">
                <text:p>-0.305387</text:p>
              </table:table-cell>
              <table:table-cell office:value-type="float" office:value="0.586014">
                <text:p>0.586014</text:p>
              </table:table-cell>
              <table:table-cell office:value-type="float" office:value="0.608812">
                <text:p>0.6088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422">
                <text:p>0.716422</text:p>
              </table:table-cell>
              <table:table-cell office:value-type="float" office:value="0.872498">
                <text:p>0.872498</text:p>
              </table:table-cell>
              <table:table-cell office:value-type="float" office:value="0.52801">
                <text:p>0.528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78632">
                <text:p>0.078632</text:p>
              </table:table-cell>
              <table:table-cell office:value-type="float" office:value="0.583143">
                <text:p>0.583143</text:p>
              </table:table-cell>
              <table:table-cell office:value-type="float" office:value="0.604924">
                <text:p>0.60492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9743">
                <text:p>0.769743</text:p>
              </table:table-cell>
              <table:table-cell office:value-type="float" office:value="0.872498">
                <text:p>0.872498</text:p>
              </table:table-cell>
              <table:table-cell office:value-type="float" office:value="0.571068">
                <text:p>0.5710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259661">
                <text:p>-0.259661</text:p>
              </table:table-cell>
              <table:table-cell office:value-type="float" office:value="0.567846">
                <text:p>0.567846</text:p>
              </table:table-cell>
              <table:table-cell office:value-type="float" office:value="0.599801">
                <text:p>0.59980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5206">
                <text:p>0.765206</text:p>
              </table:table-cell>
              <table:table-cell office:value-type="float" office:value="0.872498">
                <text:p>0.872498</text:p>
              </table:table-cell>
              <table:table-cell office:value-type="float" office:value="0.534743">
                <text:p>0.5347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9">
                <text:p>-0.9</text:p>
              </table:table-cell>
              <table:table-cell office:value-type="float" office:value="0.341959">
                <text:p>0.341959</text:p>
              </table:table-cell>
              <table:table-cell office:value-type="float" office:value="0.591411">
                <text:p>0.59141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0826">
                <text:p>0.770826</text:p>
              </table:table-cell>
              <table:table-cell office:value-type="float" office:value="0.928698">
                <text:p>0.928698</text:p>
              </table:table-cell>
              <table:table-cell office:value-type="float" office:value="0.447843">
                <text:p>0.4478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267383">
                <text:p>-0.267383</text:p>
              </table:table-cell>
              <table:table-cell office:value-type="float" office:value="0.558659">
                <text:p>0.558659</text:p>
              </table:table-cell>
              <table:table-cell office:value-type="float" office:value="0.607759">
                <text:p>0.60775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22401">
                <text:p>0.822401</text:p>
              </table:table-cell>
              <table:table-cell office:value-type="float" office:value="0.928698">
                <text:p>0.928698</text:p>
              </table:table-cell>
              <table:table-cell office:value-type="float" office:value="0.539567">
                <text:p>0.5395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046952">
                <text:p>-0.046952</text:p>
              </table:table-cell>
              <table:table-cell office:value-type="float" office:value="0.579362">
                <text:p>0.579362</text:p>
              </table:table-cell>
              <table:table-cell office:value-type="float" office:value="0.611111">
                <text:p>0.61111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16121">
                <text:p>0.816121</text:p>
              </table:table-cell>
              <table:table-cell office:value-type="float" office:value="0.928698">
                <text:p>0.928698</text:p>
              </table:table-cell>
              <table:table-cell office:value-type="float" office:value="0.563388">
                <text:p>0.56338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341605">
                <text:p>-0.341605</text:p>
              </table:table-cell>
              <table:table-cell office:value-type="float" office:value="0.589756">
                <text:p>0.5897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714">
                <text:p>0.618714</text:p>
              </table:table-cell>
              <table:table-cell office:value-type="float" office:value="0.885666">
                <text:p>0.885666</text:p>
              </table:table-cell>
              <table:table-cell office:value-type="float" office:value="0.928698">
                <text:p>0.928698</text:p>
              </table:table-cell>
              <table:table-cell office:value-type="float" office:value="0.542677">
                <text:p>0.54267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139304">
                <text:p>0.139304</text:p>
              </table:table-cell>
              <table:table-cell office:value-type="float" office:value="0.589761">
                <text:p>0.5897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813">
                <text:p>0.616813</text:p>
              </table:table-cell>
              <table:table-cell office:value-type="float" office:value="0.855613">
                <text:p>0.855613</text:p>
              </table:table-cell>
              <table:table-cell office:value-type="float" office:value="0.928698">
                <text:p>0.928698</text:p>
              </table:table-cell>
              <table:table-cell office:value-type="float" office:value="0.587573">
                <text:p>0.5875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08109">
                <text:p>0.2081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015">
                <text:p>0.615015</text:p>
              </table:table-cell>
              <table:table-cell office:value-type="float" office:value="0.883523">
                <text:p>0.883523</text:p>
              </table:table-cell>
              <table:table-cell office:value-type="float" office:value="0.928698">
                <text:p>0.928698</text:p>
              </table:table-cell>
              <table:table-cell office:value-type="float" office:value="0.599325">
                <text:p>0.5993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60934">
                <text:p>0.2609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1117">
                <text:p>0.661117</text:p>
              </table:table-cell>
              <table:table-cell office:value-type="float" office:value="0.907956">
                <text:p>0.907956</text:p>
              </table:table-cell>
              <table:table-cell office:value-type="float" office:value="0.928698">
                <text:p>0.928698</text:p>
              </table:table-cell>
              <table:table-cell office:value-type="float" office:value="0.611661">
                <text:p>0.6116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32621">
                <text:p>0.232621</text:p>
              </table:table-cell>
              <table:table-cell office:value-type="float" office:value="0.603244">
                <text:p>0.60324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5826">
                <text:p>0.645826</text:p>
              </table:table-cell>
              <table:table-cell office:value-type="float" office:value="0.894288">
                <text:p>0.894288</text:p>
              </table:table-cell>
              <table:table-cell office:value-type="float" office:value="0.928698">
                <text:p>0.928698</text:p>
              </table:table-cell>
              <table:table-cell office:value-type="float" office:value="0.605021">
                <text:p>0.60502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93212">
                <text:p>0.3932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71176">
                <text:p>0.671176</text:p>
              </table:table-cell>
              <table:table-cell office:value-type="float" office:value="0.901991">
                <text:p>0.901991</text:p>
              </table:table-cell>
              <table:table-cell office:value-type="float" office:value="0.928698">
                <text:p>0.928698</text:p>
              </table:table-cell>
              <table:table-cell office:value-type="float" office:value="0.625475">
                <text:p>0.6254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01974">
                <text:p>0.6019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1398">
                <text:p>0.631398</text:p>
              </table:table-cell>
              <table:table-cell office:value-type="float" office:value="0.693883">
                <text:p>0.693883</text:p>
              </table:table-cell>
              <table:table-cell office:value-type="float" office:value="0.917955">
                <text:p>0.917955</text:p>
              </table:table-cell>
              <table:table-cell office:value-type="float" office:value="0.928698">
                <text:p>0.928698</text:p>
              </table:table-cell>
              <table:table-cell office:value-type="float" office:value="0.651944">
                <text:p>0.6519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65271">
                <text:p>0.2652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056">
                <text:p>0.625056</text:p>
              </table:table-cell>
              <table:table-cell office:value-type="float" office:value="0.718813">
                <text:p>0.71881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621207">
                <text:p>0.62120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13549">
                <text:p>0.413549</text:p>
              </table:table-cell>
              <table:table-cell office:value-type="float" office:value="0.609765">
                <text:p>0.6097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015">
                <text:p>0.615015</text:p>
              </table:table-cell>
              <table:table-cell office:value-type="float" office:value="0.666983">
                <text:p>0.666983</text:p>
              </table:table-cell>
              <table:table-cell office:value-type="float" office:value="0.910251">
                <text:p>0.910251</text:p>
              </table:table-cell>
              <table:table-cell office:value-type="float" office:value="0.928698">
                <text:p>0.928698</text:p>
              </table:table-cell>
              <table:table-cell office:value-type="float" office:value="0.627743">
                <text:p>0.62774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68415">
                <text:p>0.5684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0517">
                <text:p>0.630517</text:p>
              </table:table-cell>
              <table:table-cell office:value-type="float" office:value="0.797327">
                <text:p>0.79732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659919">
                <text:p>0.65991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5306">
                <text:p>0.55306</text:p>
              </table:table-cell>
              <table:table-cell office:value-type="float" office:value="0.609765">
                <text:p>0.6097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2321">
                <text:p>0.642321</text:p>
              </table:table-cell>
              <table:table-cell office:value-type="float" office:value="0.790634">
                <text:p>0.790634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690266">
                <text:p>0.6902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9379">
                <text:p>0.5293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937">
                <text:p>0.625937</text:p>
              </table:table-cell>
              <table:table-cell office:value-type="float" office:value="0.718706">
                <text:p>0.718706</text:p>
              </table:table-cell>
              <table:table-cell office:value-type="float" office:value="0.864558">
                <text:p>0.86455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704547">
                <text:p>0.7045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9791">
                <text:p>0.39791</text:p>
              </table:table-cell>
              <table:table-cell office:value-type="float" office:value="0.604551">
                <text:p>0.6045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015">
                <text:p>0.615015</text:p>
              </table:table-cell>
              <table:table-cell office:value-type="float" office:value="0.654136">
                <text:p>0.654136</text:p>
              </table:table-cell>
              <table:table-cell office:value-type="float" office:value="0.757732">
                <text:p>0.75773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672386">
                <text:p>0.67238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01516">
                <text:p>0.401516</text:p>
              </table:table-cell>
              <table:table-cell office:value-type="float" office:value="0.586302">
                <text:p>0.586302</text:p>
              </table:table-cell>
              <table:table-cell office:value-type="float" office:value="0.611065">
                <text:p>0.6110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015">
                <text:p>0.615015</text:p>
              </table:table-cell>
              <table:table-cell office:value-type="float" office:value="0.676497">
                <text:p>0.676497</text:p>
              </table:table-cell>
              <table:table-cell office:value-type="float" office:value="0.887133">
                <text:p>0.887133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165">
                <text:p>0.930165</text:p>
              </table:table-cell>
              <table:table-cell office:value-type="float" office:value="0.943371">
                <text:p>0.943371</text:p>
              </table:table-cell>
              <table:table-cell office:value-type="float" office:value="0.686114">
                <text:p>0.68611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12728">
                <text:p>0.512728</text:p>
              </table:table-cell>
              <table:table-cell office:value-type="float" office:value="0.586302">
                <text:p>0.586302</text:p>
              </table:table-cell>
              <table:table-cell office:value-type="float" office:value="0.609765">
                <text:p>0.6097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607">
                <text:p>0.619607</text:p>
              </table:table-cell>
              <table:table-cell office:value-type="float" office:value="0.755193">
                <text:p>0.75519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709737">
                <text:p>0.7097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53564">
                <text:p>0.553564</text:p>
              </table:table-cell>
              <table:table-cell office:value-type="float" office:value="0.598029">
                <text:p>0.5980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1159">
                <text:p>0.661159</text:p>
              </table:table-cell>
              <table:table-cell office:value-type="float" office:value="0.894288">
                <text:p>0.89428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733319">
                <text:p>0.7333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3042">
                <text:p>0.53042</text:p>
              </table:table-cell>
              <table:table-cell office:value-type="float" office:value="0.588909">
                <text:p>0.5889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8617">
                <text:p>0.628617</text:p>
              </table:table-cell>
              <table:table-cell office:value-type="float" office:value="0.841629">
                <text:p>0.841629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721572">
                <text:p>0.7215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64564">
                <text:p>0.564564</text:p>
              </table:table-cell>
              <table:table-cell office:value-type="float" office:value="0.586302">
                <text:p>0.586302</text:p>
              </table:table-cell>
              <table:table-cell office:value-type="float" office:value="0.601944">
                <text:p>0.60194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46">
                <text:p>0.614146</text:p>
              </table:table-cell>
              <table:table-cell office:value-type="float" office:value="0.770303">
                <text:p>0.77030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4567">
                <text:p>0.934567</text:p>
              </table:table-cell>
              <table:table-cell office:value-type="float" office:value="0.943371">
                <text:p>0.943371</text:p>
              </table:table-cell>
              <table:table-cell office:value-type="float" office:value="0.715397">
                <text:p>0.71539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65997">
                <text:p>0.565997</text:p>
              </table:table-cell>
              <table:table-cell office:value-type="float" office:value="0.603244">
                <text:p>0.60324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92">
                <text:p>0.61592</text:p>
              </table:table-cell>
              <table:table-cell office:value-type="float" office:value="0.780016">
                <text:p>0.780016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4567">
                <text:p>0.934567</text:p>
              </table:table-cell>
              <table:table-cell office:value-type="float" office:value="0.943371">
                <text:p>0.943371</text:p>
              </table:table-cell>
              <table:table-cell office:value-type="float" office:value="0.751058">
                <text:p>0.75105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61461">
                <text:p>0.361461</text:p>
              </table:table-cell>
              <table:table-cell office:value-type="float" office:value="0.594115">
                <text:p>0.5941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1545">
                <text:p>0.651545</text:p>
              </table:table-cell>
              <table:table-cell office:value-type="float" office:value="0.875007">
                <text:p>0.87500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436">
                <text:p>0.940436</text:p>
              </table:table-cell>
              <table:table-cell office:value-type="float" office:value="0.943371">
                <text:p>0.943371</text:p>
              </table:table-cell>
              <table:table-cell office:value-type="float" office:value="0.74334">
                <text:p>0.7433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78862">
                <text:p>0.578862</text:p>
              </table:table-cell>
              <table:table-cell office:value-type="float" office:value="0.586302">
                <text:p>0.586302</text:p>
              </table:table-cell>
              <table:table-cell office:value-type="float" office:value="0.605851">
                <text:p>0.6058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2479">
                <text:p>0.62479</text:p>
              </table:table-cell>
              <table:table-cell office:value-type="float" office:value="0.810272">
                <text:p>0.81027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436">
                <text:p>0.940436</text:p>
              </table:table-cell>
              <table:table-cell office:value-type="float" office:value="0.943371">
                <text:p>0.943371</text:p>
              </table:table-cell>
              <table:table-cell office:value-type="float" office:value="0.754498">
                <text:p>0.7544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72427">
                <text:p>0.572427</text:p>
              </table:table-cell>
              <table:table-cell office:value-type="float" office:value="0.586302">
                <text:p>0.586302</text:p>
              </table:table-cell>
              <table:table-cell office:value-type="float" office:value="0.594123">
                <text:p>0.594123</text:p>
              </table:table-cell>
              <table:table-cell office:value-type="float" office:value="0.617694">
                <text:p>0.617694</text:p>
              </table:table-cell>
              <table:table-cell office:value-type="float" office:value="0.6338">
                <text:p>0.6338</text:p>
              </table:table-cell>
              <table:table-cell office:value-type="float" office:value="0.770733">
                <text:p>0.77073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502">
                <text:p>0.937502</text:p>
              </table:table-cell>
              <table:table-cell office:value-type="float" office:value="0.943371">
                <text:p>0.943371</text:p>
              </table:table-cell>
              <table:table-cell office:value-type="float" office:value="0.749867">
                <text:p>0.7498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372">
                <text:p>0.56372</text:p>
              </table:table-cell>
              <table:table-cell office:value-type="float" office:value="0.586302">
                <text:p>0.586302</text:p>
              </table:table-cell>
              <table:table-cell office:value-type="float" office:value="0.607158">
                <text:p>0.607158</text:p>
              </table:table-cell>
              <table:table-cell office:value-type="float" office:value="0.626564">
                <text:p>0.626564</text:p>
              </table:table-cell>
              <table:table-cell office:value-type="float" office:value="0.698118">
                <text:p>0.698118</text:p>
              </table:table-cell>
              <table:table-cell office:value-type="float" office:value="0.838764">
                <text:p>0.838764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65009">
                <text:p>0.76500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5518">
                <text:p>0.45518</text:p>
              </table:table-cell>
              <table:table-cell office:value-type="float" office:value="0.599337">
                <text:p>0.599337</text:p>
              </table:table-cell>
              <table:table-cell office:value-type="float" office:value="0.630252">
                <text:p>0.630252</text:p>
              </table:table-cell>
              <table:table-cell office:value-type="float" office:value="0.675176">
                <text:p>0.675176</text:p>
              </table:table-cell>
              <table:table-cell office:value-type="float" office:value="0.877083">
                <text:p>0.87708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4567">
                <text:p>0.93456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790106">
                <text:p>0.79010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40313">
                <text:p>0.540313</text:p>
              </table:table-cell>
              <table:table-cell office:value-type="float" office:value="0.61592">
                <text:p>0.61592</text:p>
              </table:table-cell>
              <table:table-cell office:value-type="float" office:value="0.781511">
                <text:p>0.78151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1">
                <text:p>0.933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47238">
                <text:p>0.84723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50604">
                <text:p>0.550604</text:p>
              </table:table-cell>
              <table:table-cell office:value-type="float" office:value="0.619468">
                <text:p>0.619468</text:p>
              </table:table-cell>
              <table:table-cell office:value-type="float" office:value="0.725725">
                <text:p>0.725725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6034">
                <text:p>0.936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43336">
                <text:p>0.84333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04169">
                <text:p>0.604169</text:p>
              </table:table-cell>
              <table:table-cell office:value-type="float" office:value="0.65014">
                <text:p>0.65014</text:p>
              </table:table-cell>
              <table:table-cell office:value-type="float" office:value="0.914707">
                <text:p>0.91470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165">
                <text:p>0.93016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70071">
                <text:p>0.8700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97688">
                <text:p>0.597688</text:p>
              </table:table-cell>
              <table:table-cell office:value-type="float" office:value="0.78497">
                <text:p>0.7849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1903">
                <text:p>0.94190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4012">
                <text:p>0.88401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08511">
                <text:p>0.608511</text:p>
              </table:table-cell>
              <table:table-cell office:value-type="float" office:value="0.778715">
                <text:p>0.778715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1">
                <text:p>0.933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5056">
                <text:p>0.8850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54756">
                <text:p>0.554756</text:p>
              </table:table-cell>
              <table:table-cell office:value-type="float" office:value="0.774972">
                <text:p>0.77497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8969">
                <text:p>0.93896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79893">
                <text:p>0.87989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2479">
                <text:p>0.62479</text:p>
              </table:table-cell>
              <table:table-cell office:value-type="float" office:value="0.894406">
                <text:p>0.894406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1903">
                <text:p>0.94190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9133">
                <text:p>0.8991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90517">
                <text:p>0.69051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1903">
                <text:p>0.94190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9135">
                <text:p>0.90913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63091">
                <text:p>0.46309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6034">
                <text:p>0.936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7273">
                <text:p>0.88727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79675">
                <text:p>0.679675</text:p>
              </table:table-cell>
              <table:table-cell office:value-type="float" office:value="0.927294">
                <text:p>0.927294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9045">
                <text:p>0.93904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7624">
                <text:p>0.90762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55629">
                <text:p>0.855629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577">
                <text:p>0.93757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5214">
                <text:p>0.92521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887601">
                <text:p>0.88760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4795">
                <text:p>0.93479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96">
                <text:p>0.929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69528">
                <text:p>0.76952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436">
                <text:p>0.94043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8357">
                <text:p>0.9183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33183">
                <text:p>0.83318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1903">
                <text:p>0.94190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4869">
                <text:p>0.92486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83803">
                <text:p>0.8380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1">
                <text:p>0.933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594">
                <text:p>0.9259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36012">
                <text:p>0.73601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436">
                <text:p>0.94043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6472">
                <text:p>0.91647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14192">
                <text:p>0.71419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502">
                <text:p>0.93750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3997">
                <text:p>0.91399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04658">
                <text:p>0.604658</text:p>
              </table:table-cell>
              <table:table-cell office:value-type="float" office:value="0.79583">
                <text:p>0.7958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502">
                <text:p>0.93750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8289">
                <text:p>0.8882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42733">
                <text:p>0.642733</text:p>
              </table:table-cell>
              <table:table-cell office:value-type="float" office:value="0.868028">
                <text:p>0.86802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6034">
                <text:p>0.936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7703">
                <text:p>0.89770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46328">
                <text:p>0.646328</text:p>
              </table:table-cell>
              <table:table-cell office:value-type="float" office:value="0.826285">
                <text:p>0.826285</text:p>
              </table:table-cell>
              <table:table-cell office:value-type="float" office:value="0.925865">
                <text:p>0.925865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3164">
                <text:p>0.89316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24038">
                <text:p>0.624038</text:p>
              </table:table-cell>
              <table:table-cell office:value-type="float" office:value="0.809572">
                <text:p>0.80957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165">
                <text:p>0.93016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9401">
                <text:p>0.88940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13253">
                <text:p>0.613253</text:p>
              </table:table-cell>
              <table:table-cell office:value-type="float" office:value="0.69828">
                <text:p>0.69828</text:p>
              </table:table-cell>
              <table:table-cell office:value-type="float" office:value="0.892513">
                <text:p>0.89251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436">
                <text:p>0.94043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73134">
                <text:p>0.87313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99631">
                <text:p>0.599631</text:p>
              </table:table-cell>
              <table:table-cell office:value-type="float" office:value="0.641942">
                <text:p>0.641942</text:p>
              </table:table-cell>
              <table:table-cell office:value-type="float" office:value="0.821501">
                <text:p>0.82150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59624">
                <text:p>0.8596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4581">
                <text:p>0.574581</text:p>
              </table:table-cell>
              <table:table-cell office:value-type="float" office:value="0.614134">
                <text:p>0.614134</text:p>
              </table:table-cell>
              <table:table-cell office:value-type="float" office:value="0.700593">
                <text:p>0.700593</text:p>
              </table:table-cell>
              <table:table-cell office:value-type="float" office:value="0.892513">
                <text:p>0.89251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8969">
                <text:p>0.93896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39362">
                <text:p>0.83936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03264">
                <text:p>0.603264</text:p>
              </table:table-cell>
              <table:table-cell office:value-type="float" office:value="0.653016">
                <text:p>0.653016</text:p>
              </table:table-cell>
              <table:table-cell office:value-type="float" office:value="0.859462">
                <text:p>0.85946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1903">
                <text:p>0.94190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5918">
                <text:p>0.86591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05907">
                <text:p>0.605907</text:p>
              </table:table-cell>
              <table:table-cell office:value-type="float" office:value="0.637618">
                <text:p>0.637618</text:p>
              </table:table-cell>
              <table:table-cell office:value-type="float" office:value="0.850597">
                <text:p>0.85059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2729">
                <text:p>0.8627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07539">
                <text:p>0.607539</text:p>
              </table:table-cell>
              <table:table-cell office:value-type="float" office:value="0.839827">
                <text:p>0.83982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436">
                <text:p>0.94043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1803">
                <text:p>0.8918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04658">
                <text:p>0.60465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0989">
                <text:p>0.90098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97404">
                <text:p>0.597404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502">
                <text:p>0.93750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9383">
                <text:p>0.89938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808249">
                <text:p>0.808249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1348">
                <text:p>0.92134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862442">
                <text:p>0.86244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6034">
                <text:p>0.936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7208">
                <text:p>0.92720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2">
                <text:p>0.8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8969">
                <text:p>0.93896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179">
                <text:p>0.9217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92495">
                <text:p>0.592495</text:p>
              </table:table-cell>
              <table:table-cell office:value-type="float" office:value="0.925181">
                <text:p>0.92518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1">
                <text:p>0.933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8101">
                <text:p>0.89810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96632">
                <text:p>0.79663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0187">
                <text:p>0.9201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868018">
                <text:p>0.86801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4567">
                <text:p>0.93456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9086">
                <text:p>0.92908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54067">
                <text:p>0.65406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6034">
                <text:p>0.936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7837">
                <text:p>0.90783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7887">
                <text:p>0.7788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8969">
                <text:p>0.93896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0611">
                <text:p>0.92061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29958">
                <text:p>0.82995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1">
                <text:p>0.933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66">
                <text:p>0.926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57554">
                <text:p>0.557554</text:p>
              </table:table-cell>
              <table:table-cell office:value-type="float" office:value="0.900053">
                <text:p>0.90005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6034">
                <text:p>0.936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6789">
                <text:p>0.89678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20788">
                <text:p>0.420788</text:p>
              </table:table-cell>
              <table:table-cell office:value-type="float" office:value="0.889375">
                <text:p>0.889375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1">
                <text:p>0.933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1751">
                <text:p>0.88175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13325">
                <text:p>0.613325</text:p>
              </table:table-cell>
              <table:table-cell office:value-type="float" office:value="0.921537">
                <text:p>0.92153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1632">
                <text:p>0.9316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4074">
                <text:p>0.90407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89049">
                <text:p>0.789049</text:p>
              </table:table-cell>
              <table:table-cell office:value-type="float" office:value="0.896536">
                <text:p>0.896536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8853">
                <text:p>0.91885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5547">
                <text:p>0.75547</text:p>
              </table:table-cell>
              <table:table-cell office:value-type="float" office:value="0.871663">
                <text:p>0.871663</text:p>
              </table:table-cell>
              <table:table-cell office:value-type="float" office:value="0.925181">
                <text:p>0.92518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85">
                <text:p>0.9288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1204">
                <text:p>0.9112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47491">
                <text:p>0.747491</text:p>
              </table:table-cell>
              <table:table-cell office:value-type="float" office:value="0.894007">
                <text:p>0.89400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577">
                <text:p>0.93757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2398">
                <text:p>0.91239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86715">
                <text:p>0.586715</text:p>
              </table:table-cell>
              <table:table-cell office:value-type="float" office:value="0.839501">
                <text:p>0.839501</text:p>
              </table:table-cell>
              <table:table-cell office:value-type="float" office:value="0.920223">
                <text:p>0.92022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165">
                <text:p>0.93016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7814">
                <text:p>0.88781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0723">
                <text:p>0.60723</text:p>
              </table:table-cell>
              <table:table-cell office:value-type="float" office:value="0.810103">
                <text:p>0.810103</text:p>
              </table:table-cell>
              <table:table-cell office:value-type="float" office:value="0.909672">
                <text:p>0.90967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502">
                <text:p>0.93750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6604">
                <text:p>0.8866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07158">
                <text:p>0.607158</text:p>
              </table:table-cell>
              <table:table-cell office:value-type="float" office:value="0.783349">
                <text:p>0.783349</text:p>
              </table:table-cell>
              <table:table-cell office:value-type="float" office:value="0.902638">
                <text:p>0.90263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165">
                <text:p>0.93016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3952">
                <text:p>0.88395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9805">
                <text:p>0.59805</text:p>
              </table:table-cell>
              <table:table-cell office:value-type="float" office:value="0.837242">
                <text:p>0.837242</text:p>
              </table:table-cell>
              <table:table-cell office:value-type="float" office:value="0.90408">
                <text:p>0.9040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266">
                <text:p>0.93026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8584">
                <text:p>0.88858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46486">
                <text:p>0.746486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577">
                <text:p>0.93757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5766">
                <text:p>0.91576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43949">
                <text:p>0.843949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4643">
                <text:p>0.93464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5219">
                <text:p>0.92521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39254">
                <text:p>0.739254</text:p>
              </table:table-cell>
              <table:table-cell office:value-type="float" office:value="0.92451">
                <text:p>0.9245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6034">
                <text:p>0.936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447">
                <text:p>0.9144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96719">
                <text:p>0.696719</text:p>
              </table:table-cell>
              <table:table-cell office:value-type="float" office:value="0.92451">
                <text:p>0.9245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2012">
                <text:p>0.93201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9814">
                <text:p>0.90981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88134">
                <text:p>0.588134</text:p>
              </table:table-cell>
              <table:table-cell office:value-type="float" office:value="0.921726">
                <text:p>0.921726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85">
                <text:p>0.92885</text:p>
              </table:table-cell>
              <table:table-cell office:value-type="float" office:value="0.939273">
                <text:p>0.93927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9419">
                <text:p>0.89941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847661">
                <text:p>0.84766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85">
                <text:p>0.92885</text:p>
              </table:table-cell>
              <table:table-cell office:value-type="float" office:value="0.937881">
                <text:p>0.93788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5929">
                <text:p>0.92592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69162">
                <text:p>0.769162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774">
                <text:p>0.928774</text:p>
              </table:table-cell>
              <table:table-cell office:value-type="float" office:value="0.940613">
                <text:p>0.94061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8345">
                <text:p>0.91834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7298">
                <text:p>0.872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469">
                <text:p>0.93046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9172">
                <text:p>0.92917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17931">
                <text:p>0.81793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774">
                <text:p>0.928774</text:p>
              </table:table-cell>
              <table:table-cell office:value-type="float" office:value="0.937805">
                <text:p>0.93780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4409">
                <text:p>0.92440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57234">
                <text:p>0.857234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85">
                <text:p>0.92885</text:p>
              </table:table-cell>
              <table:table-cell office:value-type="float" office:value="0.939197">
                <text:p>0.93919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8486">
                <text:p>0.92848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3754">
                <text:p>0.73754</text:p>
              </table:table-cell>
              <table:table-cell office:value-type="float" office:value="0.92224">
                <text:p>0.92224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729">
                <text:p>0.93772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4241">
                <text:p>0.91424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488154">
                <text:p>0.488154</text:p>
              </table:table-cell>
              <table:table-cell office:value-type="float" office:value="0.924823">
                <text:p>0.92482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403">
                <text:p>0.93340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0596">
                <text:p>0.89059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39557">
                <text:p>0.739557</text:p>
              </table:table-cell>
              <table:table-cell office:value-type="float" office:value="0.927406">
                <text:p>0.927406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85">
                <text:p>0.92885</text:p>
              </table:table-cell>
              <table:table-cell office:value-type="float" office:value="0.940588">
                <text:p>0.94058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5261">
                <text:p>0.91526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54319">
                <text:p>0.754319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9197">
                <text:p>0.93919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8179">
                <text:p>0.91817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81266">
                <text:p>0.81266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729">
                <text:p>0.93772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3866">
                <text:p>0.92386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76916">
                <text:p>0.676916</text:p>
              </table:table-cell>
              <table:table-cell office:value-type="float" office:value="0.926115">
                <text:p>0.926115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436">
                <text:p>0.94043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0304">
                <text:p>0.91030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94313">
                <text:p>0.794313</text:p>
              </table:table-cell>
              <table:table-cell office:value-type="float" office:value="0.926115">
                <text:p>0.926115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37729">
                <text:p>0.93772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3241">
                <text:p>0.92324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21418">
                <text:p>0.721418</text:p>
              </table:table-cell>
              <table:table-cell office:value-type="float" office:value="0.919657">
                <text:p>0.919657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588">
                <text:p>0.94058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5591">
                <text:p>0.91559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733287">
                <text:p>0.733287</text:p>
              </table:table-cell>
              <table:table-cell office:value-type="float" office:value="0.924823">
                <text:p>0.924823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774">
                <text:p>0.928774</text:p>
              </table:table-cell>
              <table:table-cell office:value-type="float" office:value="0.937805">
                <text:p>0.93780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7024">
                <text:p>0.91702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59627">
                <text:p>0.559627</text:p>
              </table:table-cell>
              <table:table-cell office:value-type="float" office:value="0.858662">
                <text:p>0.858662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555">
                <text:p>0.93355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4077">
                <text:p>0.89407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09765">
                <text:p>0.609765</text:p>
              </table:table-cell>
              <table:table-cell office:value-type="float" office:value="0.708744">
                <text:p>0.708744</text:p>
              </table:table-cell>
              <table:table-cell office:value-type="float" office:value="0.928698">
                <text:p>0.928698</text:p>
              </table:table-cell>
              <table:table-cell office:value-type="float" office:value="0.928926">
                <text:p>0.928926</text:p>
              </table:table-cell>
              <table:table-cell office:value-type="float" office:value="0.940588">
                <text:p>0.94058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3357">
                <text:p>0.88335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440813">
                <text:p>0.440813</text:p>
              </table:table-cell>
              <table:table-cell office:value-type="float" office:value="0.924711">
                <text:p>0.924711</text:p>
              </table:table-cell>
              <table:table-cell office:value-type="float" office:value="0.928698">
                <text:p>0.928698</text:p>
              </table:table-cell>
              <table:table-cell office:value-type="float" office:value="0.929305">
                <text:p>0.92930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8375">
                <text:p>0.8883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93191">
                <text:p>0.893191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848">
                <text:p>0.93084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5633">
                <text:p>0.93563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26721">
                <text:p>0.826721</text:p>
              </table:table-cell>
              <table:table-cell office:value-type="float" office:value="0.928698">
                <text:p>0.928698</text:p>
              </table:table-cell>
              <table:table-cell office:value-type="float" office:value="0.934795">
                <text:p>0.93479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9381">
                <text:p>0.92938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70476">
                <text:p>0.670476</text:p>
              </table:table-cell>
              <table:table-cell office:value-type="float" office:value="0.924823">
                <text:p>0.924823</text:p>
              </table:table-cell>
              <table:table-cell office:value-type="float" office:value="0.928698">
                <text:p>0.928698</text:p>
              </table:table-cell>
              <table:table-cell office:value-type="float" office:value="0.936186">
                <text:p>0.93618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2041">
                <text:p>0.9120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02134">
                <text:p>0.702134</text:p>
              </table:table-cell>
              <table:table-cell office:value-type="float" office:value="0.927406">
                <text:p>0.927406</text:p>
              </table:table-cell>
              <table:table-cell office:value-type="float" office:value="0.928698">
                <text:p>0.928698</text:p>
              </table:table-cell>
              <table:table-cell office:value-type="float" office:value="0.933403">
                <text:p>0.93340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5187">
                <text:p>0.9151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57621">
                <text:p>0.557621</text:p>
              </table:table-cell>
              <table:table-cell office:value-type="float" office:value="0.886502">
                <text:p>0.886502</text:p>
              </table:table-cell>
              <table:table-cell office:value-type="float" office:value="0.928698">
                <text:p>0.928698</text:p>
              </table:table-cell>
              <table:table-cell office:value-type="float" office:value="0.930165">
                <text:p>0.93016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6321">
                <text:p>0.89632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334109">
                <text:p>0.334109</text:p>
              </table:table-cell>
              <table:table-cell office:value-type="float" office:value="0.785855">
                <text:p>0.785855</text:p>
              </table:table-cell>
              <table:table-cell office:value-type="float" office:value="0.926115">
                <text:p>0.926115</text:p>
              </table:table-cell>
              <table:table-cell office:value-type="float" office:value="0.931708">
                <text:p>0.93170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3801">
                <text:p>0.86380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57621">
                <text:p>0.557621</text:p>
              </table:table-cell>
              <table:table-cell office:value-type="float" office:value="0.759362">
                <text:p>0.759362</text:p>
              </table:table-cell>
              <table:table-cell office:value-type="float" office:value="0.917496">
                <text:p>0.917496</text:p>
              </table:table-cell>
              <table:table-cell office:value-type="float" office:value="0.928698">
                <text:p>0.928698</text:p>
              </table:table-cell>
              <table:table-cell office:value-type="float" office:value="0.940512">
                <text:p>0.94051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2054">
                <text:p>0.88205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406034">
                <text:p>0.406034</text:p>
              </table:table-cell>
              <table:table-cell office:value-type="float" office:value="0.881599">
                <text:p>0.881599</text:p>
              </table:table-cell>
              <table:table-cell office:value-type="float" office:value="0.921466">
                <text:p>0.921466</text:p>
              </table:table-cell>
              <table:table-cell office:value-type="float" office:value="0.933176">
                <text:p>0.93317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025">
                <text:p>0.8802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54075">
                <text:p>0.654075</text:p>
              </table:table-cell>
              <table:table-cell office:value-type="float" office:value="0.884331">
                <text:p>0.884331</text:p>
              </table:table-cell>
              <table:table-cell office:value-type="float" office:value="0.928698">
                <text:p>0.928698</text:p>
              </table:table-cell>
              <table:table-cell office:value-type="float" office:value="0.939045">
                <text:p>0.93904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6637">
                <text:p>0.90663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09382">
                <text:p>0.509382</text:p>
              </table:table-cell>
              <table:table-cell office:value-type="float" office:value="0.879148">
                <text:p>0.879148</text:p>
              </table:table-cell>
              <table:table-cell office:value-type="float" office:value="0.936262">
                <text:p>0.93626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2839">
                <text:p>0.8928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50294">
                <text:p>0.550294</text:p>
              </table:table-cell>
              <table:table-cell office:value-type="float" office:value="0.73053">
                <text:p>0.73053</text:p>
              </table:table-cell>
              <table:table-cell office:value-type="float" office:value="0.910082">
                <text:p>0.910082</text:p>
              </table:table-cell>
              <table:table-cell office:value-type="float" office:value="0.939197">
                <text:p>0.93919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79033">
                <text:p>0.87903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48287">
                <text:p>0.548287</text:p>
              </table:table-cell>
              <table:table-cell office:value-type="float" office:value="0.791132">
                <text:p>0.791132</text:p>
              </table:table-cell>
              <table:table-cell office:value-type="float" office:value="0.936186">
                <text:p>0.93618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792">
                <text:p>0.8879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25945">
                <text:p>0.525945</text:p>
              </table:table-cell>
              <table:table-cell office:value-type="float" office:value="0.642855">
                <text:p>0.642855</text:p>
              </table:table-cell>
              <table:table-cell office:value-type="float" office:value="0.870394">
                <text:p>0.87039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4279">
                <text:p>0.8642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80922">
                <text:p>0.480922</text:p>
              </table:table-cell>
              <table:table-cell office:value-type="float" office:value="0.666147">
                <text:p>0.666147</text:p>
              </table:table-cell>
              <table:table-cell office:value-type="float" office:value="0.845298">
                <text:p>0.845298</text:p>
              </table:table-cell>
              <table:table-cell office:value-type="float" office:value="0.935171">
                <text:p>0.9351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58776">
                <text:p>0.85877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03396">
                <text:p>0.603396</text:p>
              </table:table-cell>
              <table:table-cell office:value-type="float" office:value="0.669742">
                <text:p>0.669742</text:p>
              </table:table-cell>
              <table:table-cell office:value-type="float" office:value="0.845298">
                <text:p>0.845298</text:p>
              </table:table-cell>
              <table:table-cell office:value-type="float" office:value="0.845298">
                <text:p>0.84529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2396">
                <text:p>0.86239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11531">
                <text:p>0.611531</text:p>
              </table:table-cell>
              <table:table-cell office:value-type="float" office:value="0.685136">
                <text:p>0.685136</text:p>
              </table:table-cell>
              <table:table-cell office:value-type="float" office:value="0.845298">
                <text:p>0.845298</text:p>
              </table:table-cell>
              <table:table-cell office:value-type="float" office:value="0.884527">
                <text:p>0.88452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68672">
                <text:p>0.86867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88866">
                <text:p>0.588866</text:p>
              </table:table-cell>
              <table:table-cell office:value-type="float" office:value="0.728835">
                <text:p>0.728835</text:p>
              </table:table-cell>
              <table:table-cell office:value-type="float" office:value="0.87472">
                <text:p>0.8747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79602">
                <text:p>0.87960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35642">
                <text:p>0.535642</text:p>
              </table:table-cell>
              <table:table-cell office:value-type="float" office:value="0.822005">
                <text:p>0.82200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0461">
                <text:p>0.89046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72853">
                <text:p>0.672853</text:p>
              </table:table-cell>
              <table:table-cell office:value-type="float" office:value="0.904142">
                <text:p>0.90414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2396">
                <text:p>0.91239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421682">
                <text:p>0.421682</text:p>
              </table:table-cell>
              <table:table-cell office:value-type="float" office:value="0.847655">
                <text:p>0.847655</text:p>
              </table:table-cell>
              <table:table-cell office:value-type="float" office:value="0.939144">
                <text:p>0.93914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81208">
                <text:p>0.88120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47715">
                <text:p>0.547715</text:p>
              </table:table-cell>
              <table:table-cell office:value-type="float" office:value="0.816498">
                <text:p>0.816498</text:p>
              </table:table-cell>
              <table:table-cell office:value-type="float" office:value="0.934742">
                <text:p>0.93474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0255">
                <text:p>0.89025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25661">
                <text:p>0.725661</text:p>
              </table:table-cell>
              <table:table-cell office:value-type="float" office:value="0.881479">
                <text:p>0.88147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5411">
                <text:p>0.91541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44735">
                <text:p>0.44735</text:p>
              </table:table-cell>
              <table:table-cell office:value-type="float" office:value="0.786205">
                <text:p>0.786205</text:p>
              </table:table-cell>
              <table:table-cell office:value-type="float" office:value="0.908856">
                <text:p>0.90885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74601">
                <text:p>0.8746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37116">
                <text:p>0.637116</text:p>
              </table:table-cell>
              <table:table-cell office:value-type="float" office:value="0.858817">
                <text:p>0.858817</text:p>
              </table:table-cell>
              <table:table-cell office:value-type="float" office:value="0.937677">
                <text:p>0.93767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372">
                <text:p>0.9037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98076">
                <text:p>0.598076</text:p>
              </table:table-cell>
              <table:table-cell office:value-type="float" office:value="0.871672">
                <text:p>0.87167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1671">
                <text:p>0.90167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78229">
                <text:p>0.578229</text:p>
              </table:table-cell>
              <table:table-cell office:value-type="float" office:value="0.919205">
                <text:p>0.919205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444">
                <text:p>0.904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47753">
                <text:p>0.647753</text:p>
              </table:table-cell>
              <table:table-cell office:value-type="float" office:value="0.880681">
                <text:p>0.88068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754">
                <text:p>0.9075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2817">
                <text:p>0.62817</text:p>
              </table:table-cell>
              <table:table-cell office:value-type="float" office:value="0.851259">
                <text:p>0.85125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264">
                <text:p>0.902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08167">
                <text:p>0.608167</text:p>
              </table:table-cell>
              <table:table-cell office:value-type="float" office:value="0.832416">
                <text:p>0.83241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8755">
                <text:p>0.89875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11443">
                <text:p>0.71144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0178">
                <text:p>0.92017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39851">
                <text:p>0.639851</text:p>
              </table:table-cell>
              <table:table-cell office:value-type="float" office:value="0.92239">
                <text:p>0.9223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0921">
                <text:p>0.91092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24742">
                <text:p>0.72474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1508">
                <text:p>0.92150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41864">
                <text:p>0.84186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322">
                <text:p>0.933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14952">
                <text:p>0.71495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0529">
                <text:p>0.92052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73068">
                <text:p>0.57306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0634">
                <text:p>0.9063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09494">
                <text:p>0.50949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9983">
                <text:p>0.89998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44579">
                <text:p>0.64457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3492">
                <text:p>0.91349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03449">
                <text:p>0.80344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9379">
                <text:p>0.92937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49034">
                <text:p>0.749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3937">
                <text:p>0.92393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82413">
                <text:p>0.68241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7275">
                <text:p>0.91727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49034">
                <text:p>0.849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3937">
                <text:p>0.93393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38131">
                <text:p>0.83813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2847">
                <text:p>0.93284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86156">
                <text:p>0.78615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7649">
                <text:p>0.92764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11532">
                <text:p>0.71153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0187">
                <text:p>0.92018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842604">
                <text:p>0.84260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3294">
                <text:p>0.93329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07336">
                <text:p>0.90733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9767">
                <text:p>0.93976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06086">
                <text:p>0.70608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19642">
                <text:p>0.91964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05401">
                <text:p>0.50540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899574">
                <text:p>0.8995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72642">
                <text:p>0.77264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6298">
                <text:p>0.92629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7633">
                <text:p>0.8763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6667">
                <text:p>0.93666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49034">
                <text:p>0.749034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3937">
                <text:p>0.92393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844071">
                <text:p>0.8440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33441">
                <text:p>0.93344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808219">
                <text:p>0.808219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371">
                <text:p>0.943371</text:p>
              </table:table-cell>
              <table:table-cell office:value-type="float" office:value="0.929856">
                <text:p>0.929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